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2b8f43" officeooo:paragraph-rsid="002b8f43"/>
    </style:style>
    <style:style style:name="P2" style:family="paragraph" style:parent-style-name="Figure_20_Index_20_1">
      <style:paragraph-properties>
        <style:tab-stops>
          <style:tab-stop style:position="6.9252in" style:type="right" style:leader-style="dotted" style:leader-text="."/>
        </style:tab-stops>
      </style:paragraph-properties>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Figure">
      <style:paragraph-properties fo:text-align="center" style:justify-single-word="false"/>
    </style:style>
    <style:style style:name="P5" style:family="paragraph" style:parent-style-name="Footnote">
      <style:text-properties officeooo:rsid="003ae408" officeooo:paragraph-rsid="003ae408"/>
    </style:style>
    <style:style style:name="P6" style:family="paragraph" style:parent-style-name="Footnote">
      <style:text-properties officeooo:rsid="0055de97" officeooo:paragraph-rsid="0055de97"/>
    </style:style>
    <style:style style:name="P7" style:family="paragraph" style:parent-style-name="Standard">
      <style:text-properties style:font-name="Liberation Sans" officeooo:rsid="001db0bc" officeooo:paragraph-rsid="001db0bc"/>
    </style:style>
    <style:style style:name="P8" style:family="paragraph" style:parent-style-name="Standard">
      <style:paragraph-properties fo:text-align="center" style:justify-single-word="false"/>
      <style:text-properties style:font-name="Liberation Sans" officeooo:rsid="001db0bc" officeooo:paragraph-rsid="001db0bc"/>
    </style:style>
    <style:style style:name="P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1db0bc" officeooo:paragraph-rsid="001db0bc" style:font-style-asian="normal" style:font-style-complex="normal"/>
    </style:style>
    <style:style style:name="P1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cea8b" officeooo:paragraph-rsid="002cea8b" style:font-style-asian="normal" style:font-style-complex="normal"/>
    </style:style>
    <style:style style:name="P1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d084c" officeooo:paragraph-rsid="002d084c" style:font-style-asian="normal" style:font-style-complex="normal"/>
    </style:style>
    <style:style style:name="P1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2a935" officeooo:paragraph-rsid="0022a935" style:font-style-asian="normal" style:font-style-complex="normal"/>
    </style:style>
    <style:style style:name="P1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427bb" officeooo:paragraph-rsid="002427bb" style:font-style-asian="normal" style:font-style-complex="normal"/>
    </style:style>
    <style:style style:name="P1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5b14d" officeooo:paragraph-rsid="0025b14d" style:font-style-asian="normal" style:font-style-complex="normal"/>
    </style:style>
    <style:style style:name="P1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87654" officeooo:paragraph-rsid="00287654" style:font-style-asian="normal" style:font-style-complex="normal"/>
    </style:style>
    <style:style style:name="P1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9bce5" officeooo:paragraph-rsid="0029bce5" style:font-style-asian="normal" style:font-style-complex="normal"/>
    </style:style>
    <style:style style:name="P1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b8f43" officeooo:paragraph-rsid="002b8f43" style:font-style-asian="normal" style:font-style-complex="normal"/>
    </style:style>
    <style:style style:name="P1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c93bb" officeooo:paragraph-rsid="002c93bb" style:font-style-asian="normal" style:font-style-complex="normal"/>
    </style:style>
    <style:style style:name="P1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51e71" officeooo:paragraph-rsid="00351e71" style:font-style-asian="normal" style:font-style-complex="normal"/>
    </style:style>
    <style:style style:name="P2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7b361" officeooo:paragraph-rsid="0037b361" style:font-style-asian="normal" style:font-style-complex="normal"/>
    </style:style>
    <style:style style:name="P2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824e9" officeooo:paragraph-rsid="003824e9" style:font-style-asian="normal" style:font-style-complex="normal"/>
    </style:style>
    <style:style style:name="P2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9d2b8" officeooo:paragraph-rsid="0039d2b8" style:font-style-asian="normal" style:font-style-complex="normal"/>
    </style:style>
    <style:style style:name="P2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ba297" officeooo:paragraph-rsid="003ba297" style:font-style-asian="normal" style:font-style-complex="normal"/>
    </style:style>
    <style:style style:name="P2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fe724" officeooo:paragraph-rsid="003fe724" style:font-style-asian="normal" style:font-style-complex="normal"/>
    </style:style>
    <style:style style:name="P2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420b04" officeooo:paragraph-rsid="00420b04" style:font-style-asian="normal" style:font-style-complex="normal"/>
    </style:style>
    <style:style style:name="P26" style:family="paragraph" style:parent-style-name="Standard" style:master-page-name="">
      <loext:graphic-properties draw:fill="none" draw:fill-gradient-name="gradient" draw:fill-hatch-name="hatch"/>
      <style:paragraph-properties fo:margin-left="0.8118in" fo:margin-right="0in" fo:margin-top="0.05in" fo:margin-bottom="0.05in" style:contextual-spacing="false" fo:line-height="100%" fo:text-indent="-0.5618in" style:auto-text-indent="false" style:page-number="auto" fo:background-color="transparent"/>
      <style:text-properties style:font-name="Liberation Sans" fo:font-style="normal" officeooo:rsid="005ecd30" officeooo:paragraph-rsid="005ecd30" style:font-style-asian="normal" style:font-style-complex="normal"/>
    </style:style>
    <style:style style:name="P2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232fe" officeooo:paragraph-rsid="006232fe" style:font-style-asian="normal" style:font-style-complex="normal"/>
    </style:style>
    <style:style style:name="P2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26534" officeooo:paragraph-rsid="00626534" style:font-style-asian="normal" style:font-style-complex="normal"/>
    </style:style>
    <style:style style:name="P2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4aeb9" officeooo:paragraph-rsid="0074aeb9" style:font-style-asian="normal" style:font-style-complex="normal"/>
    </style:style>
    <style:style style:name="P3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614de" officeooo:paragraph-rsid="007614de" style:font-style-asian="normal" style:font-style-complex="normal"/>
    </style:style>
    <style:style style:name="P3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73f81" officeooo:paragraph-rsid="00773f81" style:font-style-asian="normal" style:font-style-complex="normal"/>
    </style:style>
    <style:style style:name="P3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7e855" officeooo:paragraph-rsid="0077e855" style:font-style-asian="normal" style:font-style-complex="normal"/>
    </style:style>
    <style:style style:name="P3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84d2b" officeooo:paragraph-rsid="00784d2b" style:font-style-asian="normal" style:font-style-complex="normal"/>
    </style:style>
    <style:style style:name="P3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93f04" officeooo:paragraph-rsid="00794bd2" style:font-style-asian="normal" style:font-style-complex="normal"/>
    </style:style>
    <style:style style:name="P3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cfa93" officeooo:paragraph-rsid="007cfa93" style:font-style-asian="normal" style:font-style-complex="normal"/>
    </style:style>
    <style:style style:name="P3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f2f9c" officeooo:paragraph-rsid="006f2f9c" style:font-style-asian="normal" style:font-style-complex="normal"/>
    </style:style>
    <style:style style:name="P3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e0da7" officeooo:paragraph-rsid="0070188b" style:font-style-asian="normal" style:font-style-complex="normal"/>
    </style:style>
    <style:style style:name="P3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04ae2" officeooo:paragraph-rsid="00604ae2" style:font-style-asian="normal" style:font-style-complex="normal"/>
    </style:style>
    <style:style style:name="P3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8a0dea" officeooo:paragraph-rsid="008a0dea" style:font-style-asian="normal" style:font-style-complex="normal"/>
    </style:style>
    <style:style style:name="P4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427bb" officeooo:paragraph-rsid="002427bb"/>
    </style:style>
    <style:style style:name="P4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5b14d" officeooo:paragraph-rsid="0025b14d"/>
    </style:style>
    <style:style style:name="P4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6f303" officeooo:paragraph-rsid="0026f303"/>
    </style:style>
    <style:style style:name="P4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87654" officeooo:paragraph-rsid="00287654"/>
    </style:style>
    <style:style style:name="P4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d1aab" officeooo:paragraph-rsid="002d1aab"/>
    </style:style>
    <style:style style:name="P4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7b361" officeooo:paragraph-rsid="0037b361"/>
    </style:style>
    <style:style style:name="P4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824e9" officeooo:paragraph-rsid="003824e9"/>
    </style:style>
    <style:style style:name="P4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824e9" officeooo:paragraph-rsid="00626534"/>
    </style:style>
    <style:style style:name="P4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9d2b8" officeooo:paragraph-rsid="0039d2b8"/>
    </style:style>
    <style:style style:name="P4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ae408" officeooo:paragraph-rsid="003ae408"/>
    </style:style>
    <style:style style:name="P5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420b04" officeooo:paragraph-rsid="00420b04"/>
    </style:style>
    <style:style style:name="P5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432220" officeooo:paragraph-rsid="00432220"/>
    </style:style>
    <style:style style:name="P52" style:family="paragraph" style:parent-style-name="Standard" style:master-page-name="">
      <loext:graphic-properties draw:fill="none" draw:fill-gradient-name="gradient" draw:fill-hatch-name="hatch"/>
      <style:paragraph-properties fo:margin-left="0.75in" fo:margin-right="0in" fo:margin-top="0.05in" fo:margin-bottom="0.05in" style:contextual-spacing="false" fo:line-height="100%" fo:text-indent="-0.5618in" style:auto-text-indent="false" style:page-number="auto" fo:background-color="transparent"/>
      <style:text-properties style:font-name="Liberation Sans" officeooo:rsid="00367f32" officeooo:paragraph-rsid="00367f32"/>
    </style:style>
    <style:style style:name="P5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1c635" officeooo:paragraph-rsid="0061c635"/>
    </style:style>
    <style:style style:name="P5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232fe" officeooo:paragraph-rsid="006232fe"/>
    </style:style>
    <style:style style:name="P5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391c9" officeooo:paragraph-rsid="006391c9"/>
    </style:style>
    <style:style style:name="P5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99900" officeooo:paragraph-rsid="006e0da7"/>
    </style:style>
    <style:style style:name="P57" style:family="paragraph" style:parent-style-name="Standard" style:master-page-name="">
      <loext:graphic-properties draw:fill="none" draw:fill-gradient-name="gradient" draw:fill-hatch-name="hatch"/>
      <style:paragraph-properties fo:margin-left="1.3752in" fo:margin-right="0in" fo:margin-top="0.05in" fo:margin-bottom="0.05in" style:contextual-spacing="false" fo:line-height="100%" fo:text-indent="-1.0618in" style:auto-text-indent="false" style:page-number="auto" fo:background-color="transparent">
        <style:tab-stops/>
      </style:paragraph-properties>
      <style:text-properties style:font-name="Liberation Sans" officeooo:rsid="006b32a2" officeooo:paragraph-rsid="0070e801"/>
    </style:style>
    <style:style style:name="P5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e0da7" officeooo:paragraph-rsid="006e0da7"/>
    </style:style>
    <style:style style:name="P59" style:family="paragraph" style:parent-style-name="Standard" style:master-page-name="">
      <loext:graphic-properties draw:fill="none" draw:fill-gradient-name="gradient" draw:fill-hatch-name="hatch"/>
      <style:paragraph-properties fo:margin-left="1in" fo:margin-right="0in" fo:margin-top="0.05in" fo:margin-bottom="0.05in" style:contextual-spacing="false" fo:line-height="100%" fo:text-indent="-0.6252in" style:auto-text-indent="false" style:page-number="auto" fo:background-color="transparent"/>
      <style:text-properties style:font-name="Liberation Sans" fo:font-style="italic" officeooo:rsid="007e626c" officeooo:paragraph-rsid="007e626c" style:font-style-asian="italic" style:font-style-complex="italic"/>
    </style:style>
    <style:style style:name="P60" style:family="paragraph" style:parent-style-name="Footnote">
      <style:text-properties officeooo:rsid="0060e851" officeooo:paragraph-rsid="0060e851"/>
    </style:style>
    <style:style style:name="P61" style:family="paragraph" style:parent-style-name="Footnote">
      <style:text-properties officeooo:rsid="006391c9" officeooo:paragraph-rsid="006391c9"/>
    </style:style>
    <style:style style:name="P62" style:family="paragraph" style:parent-style-name="Standard">
      <loext:graphic-properties draw:fill="none" draw:fill-gradient-name="gradient" draw:fill-hatch-name="hatch"/>
      <style:paragraph-properties fo:margin-left="1.3752in" fo:margin-right="0in" fo:margin-top="0.05in" fo:margin-bottom="0.05in" style:contextual-spacing="false" fo:line-height="100%" fo:text-indent="-1.0618in" style:auto-text-indent="false" fo:background-color="transparent">
        <style:tab-stops/>
      </style:paragraph-properties>
      <style:text-properties officeooo:rsid="007224f1" officeooo:paragraph-rsid="007224f1"/>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ontents_20_3">
      <style:paragraph-properties>
        <style:tab-stops>
          <style:tab-stop style:position="6.5311in" style:type="right" style:leader-style="dotted" style:leader-text="."/>
        </style:tab-stops>
      </style:paragraph-properties>
    </style:style>
    <style:style style:name="P65" style:family="paragraph" style:parent-style-name="Heading_20_3">
      <style:text-properties officeooo:rsid="003824e9" officeooo:paragraph-rsid="003824e9"/>
    </style:style>
    <style:style style:name="P66" style:family="paragraph" style:parent-style-name="Heading_20_3">
      <style:text-properties officeooo:rsid="0074aeb9" officeooo:paragraph-rsid="0074aeb9"/>
    </style:style>
    <style:style style:name="P67" style:family="paragraph" style:parent-style-name="Heading_20_4">
      <style:text-properties fo:font-style="italic" style:font-style-asian="italic" style:font-style-complex="italic"/>
    </style:style>
    <style:style style:name="P6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8c066b" officeooo:paragraph-rsid="008c066b" style:font-style-asian="normal" style:font-style-complex="normal"/>
    </style:style>
    <style:style style:name="P69" style:family="paragraph" style:parent-style-name="Standard" style:list-style-name="L1">
      <loext:graphic-properties draw:fill-gradient-name="gradient" draw:fill-hatch-name="hatch"/>
      <style:paragraph-properties fo:margin-top="0.05in" fo:margin-bottom="0.05in" style:contextual-spacing="false" fo:line-height="100%"/>
      <style:text-properties style:font-name="Liberation Sans" fo:font-style="normal" officeooo:rsid="008c066b" officeooo:paragraph-rsid="008c066b" style:font-style-asian="normal" style:font-style-complex="normal"/>
    </style:style>
    <style:style style:name="P70" style:family="paragraph" style:parent-style-name="Standard" style:list-style-name="L2">
      <loext:graphic-properties draw:fill-gradient-name="gradient" draw:fill-hatch-name="hatch"/>
      <style:paragraph-properties fo:margin-top="0.05in" fo:margin-bottom="0.05in" style:contextual-spacing="false" fo:line-height="100%"/>
      <style:text-properties style:font-name="Liberation Sans" fo:font-style="normal" officeooo:rsid="00351e71" officeooo:paragraph-rsid="00351e71" style:font-style-asian="normal" style:font-style-complex="normal"/>
    </style:style>
    <style:style style:name="P71"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fo:font-style="normal" officeooo:rsid="008c0121" officeooo:paragraph-rsid="008c0121" style:font-style-asian="normal" style:font-style-complex="normal"/>
    </style:style>
    <style:style style:name="P72" style:family="paragraph" style:parent-style-name="Standard" style:list-style-name="L6">
      <loext:graphic-properties draw:fill-gradient-name="gradient" draw:fill-hatch-name="hatch"/>
      <style:paragraph-properties fo:margin-top="0.05in" fo:margin-bottom="0.05in" style:contextual-spacing="false" fo:line-height="100%"/>
      <style:text-properties style:font-name="Liberation Sans" fo:font-style="normal" officeooo:rsid="006f2f9c" officeooo:paragraph-rsid="006f2f9c" style:font-style-asian="normal" style:font-style-complex="normal"/>
    </style:style>
    <style:style style:name="P73" style:family="paragraph" style:parent-style-name="Standard" style:list-style-name="L6">
      <loext:graphic-properties draw:fill-gradient-name="gradient" draw:fill-hatch-name="hatch"/>
      <style:paragraph-properties fo:margin-top="0.05in" fo:margin-bottom="0.05in" style:contextual-spacing="false" fo:line-height="100%"/>
      <style:text-properties style:font-name="Liberation Sans" fo:font-style="normal" officeooo:rsid="0073e7dd" officeooo:paragraph-rsid="0073e7dd" style:font-style-asian="normal" style:font-style-complex="normal"/>
    </style:style>
    <style:style style:name="P74" style:family="paragraph" style:parent-style-name="Standard" style:list-style-name="L6">
      <loext:graphic-properties draw:fill-gradient-name="gradient" draw:fill-hatch-name="hatch"/>
      <style:paragraph-properties fo:margin-top="0.05in" fo:margin-bottom="0.05in" style:contextual-spacing="false" fo:line-height="100%"/>
      <style:text-properties style:font-name="Liberation Sans" fo:font-style="normal" officeooo:rsid="0070188b" officeooo:paragraph-rsid="0070188b" style:font-style-asian="normal" style:font-style-complex="normal"/>
    </style:style>
    <style:style style:name="P75" style:family="paragraph" style:parent-style-name="Standard" style:list-style-name="L6">
      <loext:graphic-properties draw:fill-gradient-name="gradient" draw:fill-hatch-name="hatch"/>
      <style:paragraph-properties fo:margin-top="0.05in" fo:margin-bottom="0.05in" style:contextual-spacing="false" fo:line-height="100%"/>
      <style:text-properties style:font-name="Liberation Sans" fo:font-style="normal" officeooo:rsid="0070e801" officeooo:paragraph-rsid="0070e801" style:font-style-asian="normal" style:font-style-complex="normal"/>
    </style:style>
    <style:style style:name="P76" style:family="paragraph" style:parent-style-name="Standard" style:list-style-name="L7">
      <loext:graphic-properties draw:fill-gradient-name="gradient" draw:fill-hatch-name="hatch"/>
      <style:paragraph-properties fo:margin-top="0.05in" fo:margin-bottom="0.05in" style:contextual-spacing="false" fo:line-height="100%"/>
      <style:text-properties style:font-name="Liberation Sans" fo:font-style="normal" officeooo:rsid="00794bd2" officeooo:paragraph-rsid="00794bd2" style:font-style-asian="normal" style:font-style-complex="normal"/>
    </style:style>
    <style:style style:name="P7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b2b75" officeooo:paragraph-rsid="0094982e" style:font-style-asian="normal" style:font-style-complex="normal"/>
    </style:style>
    <style:style style:name="P78"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432220" officeooo:paragraph-rsid="00540788"/>
    </style:style>
    <style:style style:name="P79"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432220" officeooo:paragraph-rsid="00432220"/>
    </style:style>
    <style:style style:name="P80" style:family="paragraph" style:parent-style-name="Standard" style:list-style-name="L4">
      <loext:graphic-properties draw:fill-gradient-name="gradient" draw:fill-hatch-name="hatch"/>
      <style:paragraph-properties fo:margin-top="0.05in" fo:margin-bottom="0.05in" style:contextual-spacing="false" fo:line-height="100%"/>
      <style:text-properties style:font-name="Liberation Sans" officeooo:rsid="00540788" officeooo:paragraph-rsid="00540788"/>
    </style:style>
    <style:style style:name="P81"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40788" officeooo:paragraph-rsid="00540788"/>
    </style:style>
    <style:style style:name="P82"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4f169" officeooo:paragraph-rsid="0044f169"/>
    </style:style>
    <style:style style:name="P83"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611a7" officeooo:paragraph-rsid="004611a7"/>
    </style:style>
    <style:style style:name="P84"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7b1ed" officeooo:paragraph-rsid="0047b1ed"/>
    </style:style>
    <style:style style:name="P85"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7b1ed" officeooo:paragraph-rsid="0069733c"/>
    </style:style>
    <style:style style:name="P86"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68ad49" officeooo:paragraph-rsid="0068ad49"/>
    </style:style>
    <style:style style:name="P87"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98f3d" officeooo:paragraph-rsid="00498f3d"/>
    </style:style>
    <style:style style:name="P88"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d7b41" officeooo:paragraph-rsid="004d7b41"/>
    </style:style>
    <style:style style:name="P89"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a5f34" officeooo:paragraph-rsid="004a5f34"/>
    </style:style>
    <style:style style:name="P90"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b9f21" officeooo:paragraph-rsid="004b9f21"/>
    </style:style>
    <style:style style:name="P91"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8e7fa" officeooo:paragraph-rsid="0058e7fa"/>
    </style:style>
    <style:style style:name="P92"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46a0c2" officeooo:paragraph-rsid="0046a0c2"/>
    </style:style>
    <style:style style:name="P93"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7b087" officeooo:paragraph-rsid="0057b087"/>
    </style:style>
    <style:style style:name="P94" style:family="paragraph" style:parent-style-name="Standard" style:list-style-name="L5">
      <loext:graphic-properties draw:fill-gradient-name="gradient" draw:fill-hatch-name="hatch"/>
      <style:paragraph-properties fo:margin-top="0.05in" fo:margin-bottom="0.05in" style:contextual-spacing="false" fo:line-height="100%"/>
      <style:text-properties style:font-name="Liberation Sans" officeooo:rsid="0055de97" officeooo:paragraph-rsid="0055de97"/>
    </style:style>
    <style:style style:name="P95" style:family="paragraph" style:parent-style-name="Standard" style:list-style-name="L7">
      <loext:graphic-properties draw:fill-gradient-name="gradient" draw:fill-hatch-name="hatch"/>
      <style:paragraph-properties fo:margin-top="0.05in" fo:margin-bottom="0.05in" style:contextual-spacing="false" fo:line-height="100%"/>
      <style:text-properties officeooo:paragraph-rsid="00794bd2"/>
    </style:style>
    <style:style style:name="P96" style:family="paragraph" style:parent-style-name="Standard" style:list-style-name="L6">
      <loext:graphic-properties draw:fill-gradient-name="gradient" draw:fill-hatch-name="hatch"/>
      <style:paragraph-properties fo:margin-top="0.05in" fo:margin-bottom="0.05in" style:contextual-spacing="false" fo:line-height="100%"/>
      <style:text-properties officeooo:rsid="0070188b" officeooo:paragraph-rsid="0070188b"/>
    </style:style>
    <style:style style:name="P97" style:family="paragraph" style:parent-style-name="Standard" style:list-style-name="L6">
      <loext:graphic-properties draw:fill-gradient-name="gradient" draw:fill-hatch-name="hatch"/>
      <style:paragraph-properties fo:margin-top="0.05in" fo:margin-bottom="0.05in" style:contextual-spacing="false" fo:line-height="100%"/>
      <style:text-properties officeooo:rsid="006f2f9c" officeooo:paragraph-rsid="006f2f9c"/>
    </style:style>
    <style:style style:name="P98" style:family="paragraph" style:parent-style-name="Standard" style:list-style-name="L6">
      <loext:graphic-properties draw:fill-gradient-name="gradient" draw:fill-hatch-name="hatch"/>
      <style:paragraph-properties fo:margin-top="0.05in" fo:margin-bottom="0.05in" style:contextual-spacing="false" fo:line-height="100%"/>
      <style:text-properties officeooo:rsid="0073e7dd" officeooo:paragraph-rsid="0073e7dd"/>
    </style:style>
    <style:style style:name="P99" style:family="paragraph" style:parent-style-name="Standard" style:list-style-name="L6">
      <loext:graphic-properties draw:fill-gradient-name="gradient" draw:fill-hatch-name="hatch"/>
      <style:paragraph-properties fo:margin-top="0.05in" fo:margin-bottom="0.05in" style:contextual-spacing="false" fo:line-height="100%"/>
      <style:text-properties fo:font-style="normal" officeooo:rsid="007224f1" officeooo:paragraph-rsid="007224f1" style:font-style-asian="normal" style:font-style-complex="normal"/>
    </style:style>
    <style:style style:name="P100" style:family="paragraph" style:parent-style-name="Standard" style:list-style-name="L6">
      <loext:graphic-properties draw:fill-gradient-name="gradient" draw:fill-hatch-name="hatch"/>
      <style:paragraph-properties fo:margin-top="0.05in" fo:margin-bottom="0.05in" style:contextual-spacing="false" fo:line-height="100%"/>
      <style:text-properties fo:font-style="normal" officeooo:rsid="0070e801" officeooo:paragraph-rsid="0070e801" style:font-style-asian="normal" style:font-style-complex="normal"/>
    </style:style>
    <style:style style:name="P101" style:family="paragraph" style:parent-style-name="Standard" style:list-style-name="L7">
      <loext:graphic-properties draw:fill-gradient-name="gradient" draw:fill-hatch-name="hatch"/>
      <style:paragraph-properties fo:margin-top="0.05in" fo:margin-bottom="0.05in" style:contextual-spacing="false" fo:line-height="100%"/>
      <style:text-properties officeooo:rsid="00794bd2" officeooo:paragraph-rsid="00794bd2"/>
    </style:style>
    <style:style style:name="T1" style:family="text">
      <style:text-properties officeooo:rsid="002bc08f"/>
    </style:style>
    <style:style style:name="T2" style:family="text">
      <style:text-properties officeooo:rsid="0022a935"/>
    </style:style>
    <style:style style:name="T3" style:family="text">
      <style:text-properties fo:font-style="normal" style:font-style-asian="normal" style:font-style-complex="normal"/>
    </style:style>
    <style:style style:name="T4" style:family="text">
      <style:text-properties fo:font-style="normal" officeooo:rsid="0025b14d" style:font-style-asian="normal" style:font-style-complex="normal"/>
    </style:style>
    <style:style style:name="T5" style:family="text">
      <style:text-properties fo:font-style="normal" officeooo:rsid="0026f303" style:font-style-asian="normal" style:font-style-complex="normal"/>
    </style:style>
    <style:style style:name="T6" style:family="text">
      <style:text-properties fo:font-style="normal" officeooo:rsid="0029bce5" style:font-style-asian="normal" style:font-style-complex="normal"/>
    </style:style>
    <style:style style:name="T7" style:family="text">
      <style:text-properties fo:font-style="normal" officeooo:rsid="0029da9c" style:font-style-asian="normal" style:font-style-complex="normal"/>
    </style:style>
    <style:style style:name="T8" style:family="text">
      <style:text-properties fo:font-style="normal" officeooo:rsid="002ee257" style:font-style-asian="normal" style:font-style-complex="normal"/>
    </style:style>
    <style:style style:name="T9" style:family="text">
      <style:text-properties fo:font-style="normal" officeooo:rsid="002f826f" style:font-style-asian="normal" style:font-style-complex="normal"/>
    </style:style>
    <style:style style:name="T10" style:family="text">
      <style:text-properties fo:font-style="normal" officeooo:rsid="003824e9" style:font-style-asian="normal" style:font-style-complex="normal"/>
    </style:style>
    <style:style style:name="T11" style:family="text">
      <style:text-properties fo:font-style="normal" officeooo:rsid="0039d2b8" style:font-style-asian="normal" style:font-style-complex="normal"/>
    </style:style>
    <style:style style:name="T12" style:family="text">
      <style:text-properties fo:font-style="normal" officeooo:rsid="003ae408" style:font-style-asian="normal" style:font-style-complex="normal"/>
    </style:style>
    <style:style style:name="T13" style:family="text">
      <style:text-properties fo:font-style="normal" officeooo:rsid="003ea341" style:font-style-asian="normal" style:font-style-complex="normal"/>
    </style:style>
    <style:style style:name="T14" style:family="text">
      <style:text-properties fo:font-style="normal" officeooo:rsid="00432220" style:font-style-asian="normal" style:font-style-complex="normal"/>
    </style:style>
    <style:style style:name="T15" style:family="text">
      <style:text-properties fo:font-style="normal" officeooo:rsid="0044f169" style:font-style-asian="normal" style:font-style-complex="normal"/>
    </style:style>
    <style:style style:name="T16" style:family="text">
      <style:text-properties fo:font-style="normal" officeooo:rsid="004611a7" style:font-style-asian="normal" style:font-style-complex="normal"/>
    </style:style>
    <style:style style:name="T17" style:family="text">
      <style:text-properties fo:font-style="normal" officeooo:rsid="0046a0c2" style:font-style-asian="normal" style:font-style-complex="normal"/>
    </style:style>
    <style:style style:name="T18" style:family="text">
      <style:text-properties fo:font-style="normal" officeooo:rsid="0047b1ed" style:font-style-asian="normal" style:font-style-complex="normal"/>
    </style:style>
    <style:style style:name="T19" style:family="text">
      <style:text-properties fo:font-style="normal" officeooo:rsid="004a4915" style:font-style-asian="normal" style:font-style-complex="normal"/>
    </style:style>
    <style:style style:name="T20" style:family="text">
      <style:text-properties fo:font-style="normal" officeooo:rsid="004f7444" style:font-style-asian="normal" style:font-style-complex="normal"/>
    </style:style>
    <style:style style:name="T21" style:family="text">
      <style:text-properties fo:font-style="normal" officeooo:rsid="004fc1fd" style:font-style-asian="normal" style:font-style-complex="normal"/>
    </style:style>
    <style:style style:name="T22" style:family="text">
      <style:text-properties fo:font-style="normal" officeooo:rsid="005146b7" style:font-style-asian="normal" style:font-style-complex="normal"/>
    </style:style>
    <style:style style:name="T23" style:family="text">
      <style:text-properties fo:font-style="normal" officeooo:rsid="00540788" style:font-style-asian="normal" style:font-style-complex="normal"/>
    </style:style>
    <style:style style:name="T24" style:family="text">
      <style:text-properties fo:font-style="normal" officeooo:rsid="0055de97" style:font-style-asian="normal" style:font-style-complex="normal"/>
    </style:style>
    <style:style style:name="T25" style:family="text">
      <style:text-properties fo:font-style="normal" officeooo:rsid="0058e7fa" style:font-style-asian="normal" style:font-style-complex="normal"/>
    </style:style>
    <style:style style:name="T26" style:family="text">
      <style:text-properties fo:font-style="normal" officeooo:rsid="005972c5" style:font-style-asian="normal" style:font-style-complex="normal"/>
    </style:style>
    <style:style style:name="T27" style:family="text">
      <style:text-properties fo:font-style="normal" officeooo:rsid="005bc634" style:font-style-asian="normal" style:font-style-complex="normal"/>
    </style:style>
    <style:style style:name="T28" style:family="text">
      <style:text-properties fo:font-style="normal" officeooo:rsid="00604ae2" style:font-style-asian="normal" style:font-style-complex="normal"/>
    </style:style>
    <style:style style:name="T29" style:family="text">
      <style:text-properties fo:font-style="normal" officeooo:rsid="00626534" style:font-style-asian="normal" style:font-style-complex="normal"/>
    </style:style>
    <style:style style:name="T30" style:family="text">
      <style:text-properties fo:font-style="normal" officeooo:rsid="006391c9" style:font-style-asian="normal" style:font-style-complex="normal"/>
    </style:style>
    <style:style style:name="T31" style:family="text">
      <style:text-properties fo:font-style="normal" officeooo:rsid="00649ced" style:font-style-asian="normal" style:font-style-complex="normal"/>
    </style:style>
    <style:style style:name="T32" style:family="text">
      <style:text-properties fo:font-style="normal" officeooo:rsid="0068ad49" style:font-style-asian="normal" style:font-style-complex="normal"/>
    </style:style>
    <style:style style:name="T33" style:family="text">
      <style:text-properties fo:font-style="normal" officeooo:rsid="0069733c" style:font-style-asian="normal" style:font-style-complex="normal"/>
    </style:style>
    <style:style style:name="T34" style:family="text">
      <style:text-properties fo:font-style="normal" officeooo:rsid="00699900" style:font-style-asian="normal" style:font-style-complex="normal"/>
    </style:style>
    <style:style style:name="T35" style:family="text">
      <style:text-properties fo:font-style="normal" officeooo:rsid="006c6400" style:font-style-asian="normal" style:font-style-complex="normal"/>
    </style:style>
    <style:style style:name="T36" style:family="text">
      <style:text-properties fo:font-style="normal" officeooo:rsid="006e0da7" style:font-style-asian="normal" style:font-style-complex="normal"/>
    </style:style>
    <style:style style:name="T37" style:family="text">
      <style:text-properties fo:font-style="normal" officeooo:rsid="006e1433" style:font-style-asian="normal" style:font-style-complex="normal"/>
    </style:style>
    <style:style style:name="T38" style:family="text">
      <style:text-properties fo:font-style="normal" officeooo:rsid="0070e801" style:font-style-asian="normal" style:font-style-complex="normal"/>
    </style:style>
    <style:style style:name="T39" style:family="text">
      <style:text-properties fo:font-style="normal" officeooo:rsid="007224f1"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604ae2" style:font-style-asian="normal" style:font-weight-asian="bold" style:font-style-complex="normal" style:font-weight-complex="bold"/>
    </style:style>
    <style:style style:name="T42" style:family="text">
      <style:text-properties fo:font-style="italic" style:font-style-asian="italic" style:font-style-complex="italic"/>
    </style:style>
    <style:style style:name="T43" style:family="text">
      <style:text-properties fo:font-style="italic" officeooo:rsid="003824e9" style:font-style-asian="italic" style:font-style-complex="italic"/>
    </style:style>
    <style:style style:name="T44" style:family="text">
      <style:text-properties fo:font-style="italic" officeooo:rsid="0070e801"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officeooo:rsid="002d084c"/>
    </style:style>
    <style:style style:name="T47" style:family="text">
      <style:text-properties officeooo:rsid="003824e9"/>
    </style:style>
    <style:style style:name="T48" style:family="text">
      <style:text-properties style:font-name="Courier New" fo:font-style="normal" style:font-style-asian="normal" style:font-style-complex="normal"/>
    </style:style>
    <style:style style:name="T49" style:family="text">
      <style:text-properties style:font-name="Courier New" fo:font-style="normal" officeooo:rsid="004611a7" style:font-style-asian="normal" style:font-style-complex="normal"/>
    </style:style>
    <style:style style:name="T50" style:family="text">
      <style:text-properties style:font-name="Courier New" fo:font-style="normal" officeooo:rsid="0047b1ed" style:font-style-asian="normal" style:font-style-complex="normal"/>
    </style:style>
    <style:style style:name="T51" style:family="text">
      <style:text-properties style:font-name="Courier New" fo:font-style="normal" officeooo:rsid="00523f18" style:font-style-asian="normal" style:font-style-complex="normal"/>
    </style:style>
    <style:style style:name="T52" style:family="text">
      <style:text-properties style:font-name="Courier New" fo:font-style="normal" officeooo:rsid="00540788" style:font-style-asian="normal" style:font-style-complex="normal"/>
    </style:style>
    <style:style style:name="T53" style:family="text">
      <style:text-properties style:font-name="Courier New" fo:font-style="normal" officeooo:rsid="0069733c" style:font-style-asian="normal" style:font-style-complex="normal"/>
    </style:style>
    <style:style style:name="T54" style:family="text">
      <style:text-properties style:font-name="Courier New" fo:font-style="normal" officeooo:rsid="0068ad49" style:font-style-asian="normal" style:font-style-complex="normal"/>
    </style:style>
    <style:style style:name="T55" style:family="text">
      <style:text-properties officeooo:rsid="00420b04"/>
    </style:style>
    <style:style style:name="T56" style:family="text">
      <style:text-properties officeooo:rsid="00432220"/>
    </style:style>
    <style:style style:name="T57" style:family="text">
      <style:text-properties officeooo:rsid="0044f169"/>
    </style:style>
    <style:style style:name="T58" style:family="text">
      <style:text-properties officeooo:rsid="005d5453"/>
    </style:style>
    <style:style style:name="T59" style:family="text">
      <style:text-properties fo:font-weight="bold" style:font-weight-asian="bold" style:font-weight-complex="bold"/>
    </style:style>
    <style:style style:name="T60" style:family="text">
      <style:text-properties officeooo:rsid="005f0483"/>
    </style:style>
    <style:style style:name="T61" style:family="text">
      <style:text-properties officeooo:rsid="0060e44d"/>
    </style:style>
    <style:style style:name="T62" style:family="text">
      <style:text-properties officeooo:rsid="0062057d"/>
    </style:style>
    <style:style style:name="T63" style:family="text">
      <style:text-properties officeooo:rsid="006232fe"/>
    </style:style>
    <style:style style:name="T64" style:family="text">
      <style:text-properties officeooo:rsid="00626534"/>
    </style:style>
    <style:style style:name="T65" style:family="text">
      <style:text-properties fo:font-size="10pt" style:font-size-asian="10pt" style:font-size-complex="10pt"/>
    </style:style>
    <style:style style:name="T66" style:family="text">
      <style:text-properties style:font-name="Liberation Sans"/>
    </style:style>
    <style:style style:name="T67" style:family="text">
      <style:text-properties style:font-name="Liberation Sans" fo:font-style="normal" style:font-style-asian="normal" style:font-style-complex="normal"/>
    </style:style>
    <style:style style:name="T68" style:family="text">
      <style:text-properties style:font-name="Liberation Sans" fo:font-style="normal" officeooo:rsid="0070188b" style:font-style-asian="normal" style:font-style-complex="normal"/>
    </style:style>
    <style:style style:name="T69" style:family="text">
      <style:text-properties style:font-name="Liberation Sans" fo:font-style="normal" officeooo:rsid="0074aeb9" style:font-style-asian="normal" style:font-style-complex="normal"/>
    </style:style>
    <style:style style:name="T70" style:family="text">
      <style:text-properties style:font-name="Liberation Sans" fo:font-style="normal" officeooo:rsid="0073e7dd" style:font-style-asian="normal" style:font-style-complex="normal"/>
    </style:style>
    <style:style style:name="T71" style:family="text">
      <style:text-properties style:font-name="Liberation Sans" fo:font-style="normal" officeooo:rsid="00793f04" style:font-style-asian="normal" style:font-style-complex="normal"/>
    </style:style>
    <style:style style:name="T72" style:family="text">
      <style:text-properties style:font-name="Liberation Sans" fo:font-style="normal" officeooo:rsid="00794bd2" style:font-style-asian="normal" style:font-style-complex="normal"/>
    </style:style>
    <style:style style:name="T73" style:family="text">
      <style:text-properties style:font-name="Liberation Sans" fo:font-style="normal" officeooo:rsid="0094982e" style:font-style-asian="normal" style:font-style-complex="normal"/>
    </style:style>
    <style:style style:name="T74" style:family="text">
      <style:text-properties style:font-name="Liberation Sans" fo:font-style="normal" fo:font-weight="bold" style:font-style-asian="normal" style:font-weight-asian="bold" style:font-style-complex="normal" style:font-weight-complex="bold"/>
    </style:style>
    <style:style style:name="T75" style:family="text">
      <style:text-properties style:font-name="Liberation Sans" fo:font-style="italic" style:font-style-asian="italic" style:font-style-complex="italic"/>
    </style:style>
    <style:style style:name="T76" style:family="text">
      <style:text-properties style:font-name="Liberation Sans" fo:font-style="italic" officeooo:rsid="0073e7dd" style:font-style-asian="italic" style:font-style-complex="italic"/>
    </style:style>
    <style:style style:name="T77" style:family="text">
      <style:text-properties style:font-name="Liberation Sans" officeooo:rsid="007224f1"/>
    </style:style>
    <style:style style:name="T78" style:family="text">
      <style:text-properties officeooo:rsid="007614de"/>
    </style:style>
    <style:style style:name="T79" style:family="text">
      <style:text-properties officeooo:rsid="00768034"/>
    </style:style>
    <style:style style:name="T80" style:family="text">
      <style:text-properties officeooo:rsid="00784d2b"/>
    </style:style>
    <style:style style:name="T81" style:family="text">
      <style:text-properties officeooo:rsid="00819312"/>
    </style:style>
    <style:style style:name="T82" style:family="text">
      <style:text-properties officeooo:rsid="00839248"/>
    </style:style>
    <style:style style:name="T83" style:family="text">
      <style:text-properties officeooo:rsid="0083bbf5"/>
    </style:style>
    <style:style style:name="T84" style:family="text">
      <style:text-properties officeooo:rsid="00857430"/>
    </style:style>
    <style:style style:name="T85" style:family="text">
      <style:text-properties officeooo:rsid="008c0121"/>
    </style:style>
    <style:style style:name="T86" style:family="text">
      <style:text-properties officeooo:rsid="008dc647"/>
    </style:style>
    <style:style style:name="T87" style:family="text">
      <style:text-properties officeooo:rsid="008f4864"/>
    </style:style>
    <style:style style:name="T88" style:family="text">
      <style:text-properties officeooo:rsid="0090ed6b"/>
    </style:style>
    <style:style style:name="T89" style:family="text">
      <style:text-properties officeooo:rsid="009146be"/>
    </style:style>
    <style:style style:name="T90" style:family="text">
      <style:text-properties officeooo:rsid="009292a4"/>
    </style:style>
    <style:style style:name="T91" style:family="text">
      <style:text-properties officeooo:rsid="009434a4"/>
    </style:style>
    <style:style style:name="T92" style:family="text">
      <style:text-properties officeooo:rsid="0094982e"/>
    </style:style>
    <style:style style:name="T93" style:family="text">
      <style:text-properties officeooo:rsid="0094ab7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45in" fo:text-indent="-0.25in" fo:margin-left="2.794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1.01" text:name="PrinbeeVersion"/>
      </text:user-field-decls>
      <text:p text:style-name="Title">Prinbee Implementation</text:p>
      <text:p text:style-name="P8">by</text:p>
      <text:p text:style-name="P8">Alexis Wilke</text:p>
      <text:p text:style-name="P7"/>
      <text:p text:style-name="P7">This document describes each part of the Prinbee database system and their implementation.</text:p>
      <text:p text:style-name="P7"/>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text:a xlink:type="simple" xlink:href="#__RefHeading___Toc717_3072234412" text:style-name="Index_20_Link" text:visited-style-name="Index_20_Link">Global Prinbee Organization<text:tab/>2</text:a></text:p>
          <text:p text:style-name="P63"><text:a xlink:type="simple" xlink:href="#__RefHeading___Toc1402_3072234412" text:style-name="Index_20_Link" text:visited-style-name="Index_20_Link">libprinbee<text:tab/>2</text:a></text:p>
          <text:p text:style-name="P63"><text:a xlink:type="simple" xlink:href="#__RefHeading___Toc975_3072234412" text:style-name="Index_20_Link" text:visited-style-name="Index_20_Link">Clients<text:tab/>3</text:a></text:p>
          <text:p text:style-name="P64"><text:a xlink:type="simple" xlink:href="#__RefHeading___Toc977_3072234412" text:style-name="Index_20_Link" text:visited-style-name="Index_20_Link">Client Proxy<text:tab/>3</text:a></text:p>
          <text:p text:style-name="P64"><text:a xlink:type="simple" xlink:href="#__RefHeading___Toc1920_2751530110" text:style-name="Index_20_Link" text:visited-style-name="Index_20_Link">Columns With Large Files<text:tab/>3</text:a></text:p>
          <text:p text:style-name="P64"><text:a xlink:type="simple" xlink:href="#__RefHeading___Toc979_3072234412" text:style-name="Index_20_Link" text:visited-style-name="Index_20_Link">Client Journal<text:tab/>4</text:a></text:p>
          <text:p text:style-name="P64"><text:a xlink:type="simple" xlink:href="#__RefHeading___Toc981_3072234412" text:style-name="Index_20_Link" text:visited-style-name="Index_20_Link">Client CLI<text:tab/>4</text:a></text:p>
          <text:p text:style-name="P63"><text:a xlink:type="simple" xlink:href="#__RefHeading___Toc1404_3072234412" text:style-name="Index_20_Link" text:visited-style-name="Index_20_Link">Server<text:tab/>4</text:a></text:p>
          <text:p text:style-name="P64"><text:a xlink:type="simple" xlink:href="#__RefHeading___Toc1406_3072234412" text:style-name="Index_20_Link" text:visited-style-name="Index_20_Link">Server Journal<text:tab/>4</text:a></text:p>
          <text:p text:style-name="P64"><text:a xlink:type="simple" xlink:href="#__RefHeading___Toc1880_2751530110" text:style-name="Index_20_Link" text:visited-style-name="Index_20_Link">Backup Server(s)<text:tab/>5</text:a></text:p>
          <text:p text:style-name="P63"><text:a xlink:type="simple" xlink:href="#__RefHeading___Toc1408_3072234412" text:style-name="Index_20_Link" text:visited-style-name="Index_20_Link">Schema<text:tab/>5</text:a></text:p>
          <text:p text:style-name="P64"><text:a xlink:type="simple" xlink:href="#__RefHeading___Toc1410_3072234412" text:style-name="Index_20_Link" text:visited-style-name="Index_20_Link">Why a Schema?<text:tab/>5</text:a></text:p>
          <text:p text:style-name="P63"><text:a xlink:type="simple" xlink:href="#__RefHeading___Toc1412_3072234412" text:style-name="Index_20_Link" text:visited-style-name="Index_20_Link">Table<text:tab/>6</text:a></text:p>
          <text:p text:style-name="P63"><text:a xlink:type="simple" xlink:href="#__RefHeading___Toc1414_3072234412" text:style-name="Index_20_Link" text:visited-style-name="Index_20_Link">Basics About Indexes<text:tab/>6</text:a></text:p>
          <text:p text:style-name="P64"><text:a xlink:type="simple" xlink:href="#__RefHeading___Toc1695_392154024" text:style-name="Index_20_Link" text:visited-style-name="Index_20_Link">Main Index<text:tab/>6</text:a></text:p>
          <text:p text:style-name="P64"><text:a xlink:type="simple" xlink:href="#__RefHeading___Toc1416_3072234412" text:style-name="Index_20_Link" text:visited-style-name="Index_20_Link">Expression Indexes<text:tab/>7</text:a></text:p>
          <text:p text:style-name="P64"><text:a xlink:type="simple" xlink:href="#__RefHeading___Toc1418_3072234412" text:style-name="Index_20_Link" text:visited-style-name="Index_20_Link">Distributed Indexes<text:tab/>7</text:a></text:p>
          <text:p text:style-name="P64"><text:a xlink:type="simple" xlink:href="#__RefHeading___Toc1420_3072234412" text:style-name="Index_20_Link" text:visited-style-name="Index_20_Link">Descending Order<text:tab/>7</text:a></text:p>
          <text:p text:style-name="P63"><text:a xlink:type="simple" xlink:href="#__RefHeading___Toc1422_3072234412" text:style-name="Index_20_Link" text:visited-style-name="Index_20_Link">Stats<text:tab/>8</text:a></text:p>
          <text:p text:style-name="P63"><text:a xlink:type="simple" xlink:href="#__RefHeading___Toc1424_3072234412" text:style-name="Index_20_Link" text:visited-style-name="Index_20_Link">Bloom Filters<text:tab/>8</text:a></text:p>
          <text:p text:style-name="P63"><text:a xlink:type="simple" xlink:href="#__RefHeading___Toc1426_3072234412" text:style-name="Index_20_Link" text:visited-style-name="Index_20_Link"><text:span text:style-name="T3">S</text:span></text:a><text:a xlink:type="simple" xlink:href="#__RefHeading___Toc1426_3072234412" text:style-name="Index_20_Link" text:visited-style-name="Index_20_Link"><text:span text:style-name="T3">erver CLI</text:span></text:a><text:a xlink:type="simple" xlink:href="#__RefHeading___Toc1426_3072234412" text:style-name="Index_20_Link" text:visited-style-name="Index_20_Link"><text:tab/>8</text:a></text:p>
          <text:p text:style-name="P3"><text:a xlink:type="simple" xlink:href="#__RefHeading___Toc1035_392154024" text:style-name="Index_20_Link" text:visited-style-name="Index_20_Link">Additional Features<text:tab/>9</text:a></text:p>
          <text:p text:style-name="P63"><text:a xlink:type="simple" xlink:href="#__RefHeading___Toc1428_3072234412" text:style-name="Index_20_Link" text:visited-style-name="Index_20_Link">Links<text:tab/>9</text:a></text:p>
          <text:p text:style-name="P3"><text:a xlink:type="simple" xlink:href="#__RefHeading___Toc1037_392154024" text:style-name="Index_20_Link" text:visited-style-name="Index_20_Link">Implementation Tasks<text:tab/>9</text:a></text:p>
          <text:p text:style-name="P63"><text:a xlink:type="simple" xlink:href="#__RefHeading___Toc1039_392154024" text:style-name="Index_20_Link" text:visited-style-name="Index_20_Link">Schema Manager<text:tab/>9</text:a></text:p>
          <text:p text:style-name="P64"><text:a xlink:type="simple" xlink:href="#__RefHeading___Toc1041_392154024" text:style-name="Index_20_Link" text:visited-style-name="Index_20_Link">Schema Definition<text:tab/>9</text:a></text:p>
          <text:p text:style-name="P64"><text:a xlink:type="simple" xlink:href="#__RefHeading___Toc1430_638916930" text:style-name="Index_20_Link" text:visited-style-name="Index_20_Link">Changing the Data Type of a Column<text:tab/>12</text:a></text:p>
          <text:p text:style-name="P63"><text:a xlink:type="simple" xlink:href="#__RefHeading___Toc1560_638916930" text:style-name="Index_20_Link" text:visited-style-name="Index_20_Link">Journal Manager<text:tab/>13</text:a></text:p>
          <text:p text:style-name="P64"><text:a xlink:type="simple" xlink:href="#__RefHeading___Toc1562_638916930" text:style-name="Index_20_Link" text:visited-style-name="Index_20_Link">Events or Tables or Both?<text:tab/>13</text:a></text:p>
          <text:p text:style-name="P64"><text:a xlink:type="simple" xlink:href="#__RefHeading___Toc1681_638916930" text:style-name="Index_20_Link" text:visited-style-name="Index_20_Link">Journal Implementation<text:tab/>14</text:a></text:p>
        </text:index-body>
      </text:table-of-content>
      <text:p text:style-name="P7"/>
      <text:illustration-index text:style-name="Sect2" text:protected="true" text:name="Table of Figures1">
        <text:illustration-index-source text:caption-sequence-name="Figure" text:caption-sequence-format="text">
          <text:index-title-template text:style-name="Figure_20_Index_20_Heading">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Figures</text:p>
          </text:index-title>
          <text:p text:style-name="P2"><text:a xlink:type="simple" xlink:href="#Figure!0%7Csequence" text:style-name="Index_20_Link" text:visited-style-name="Index_20_Link">Figure 1: Global Architecture of a Prinbee system<text:tab/>3</text:a></text:p>
        </text:index-body>
      </text:illustration-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 text:is-list-header="true"><text:bookmark-start text:name="__RefHeading___Toc717_3072234412"/><text:soft-page-break/>Global Prinbee Organization<text:bookmark-end text:name="__RefHeading___Toc717_3072234412"/></text:h>
      <text:p text:style-name="P9"><draw:frame draw:style-name="fr1" draw:name="Frame1" text:anchor-type="char" svg:width="8.5in" draw:z-index="0"><draw:text-box fo:min-height="7.1098in"><text:p text:style-name="P4"><draw:frame draw:style-name="fr3" draw:name="Object1" text:anchor-type="paragraph" svg:width="8.5in" style:rel-width="100%" svg:height="7.1098in" style:rel-height="scale" draw:z-index="1"><draw:object xlink:href="../architecture.odg" xlink:type="simple" xlink:show="embed" xlink:actuate="onLoad"/><draw:image xlink:href="./ObjectReplacements/Object 1" xlink:type="simple" xlink:show="embed" xlink:actuate="onLoad"/><svg:desc>OLE-object</svg:desc></draw:frame>Figure <text:sequence text:ref-name="refFigure0" text:name="Figure" text:formula="ooow:Figure+1" style:num-format="1">1</text:sequence>: Global Architecture of a Prinbee system</text:p></draw:text-box></draw:frame><text:sequence-ref text:reference-format="category-and-value" text:ref-name="refFigure0">Figure 1</text:sequence-ref><text:s/><text:span text:style-name="T2">shows the organization of the Prinbee database from the clients (your software) to the tables (managed by the Prinbee library).</text:span></text:p>
      <text:h text:style-name="Heading_20_2" text:outline-level="2"><text:bookmark-start text:name="__RefHeading___Toc1402_3072234412"/>libprinbee<text:bookmark-end text:name="__RefHeading___Toc1402_3072234412"/></text:h>
      <text:p text:style-name="P10">The libprinbee C++ library includes most of the code that the other elements use to work with the system. <text:span text:style-name="T46">In other words, although most of the parts are described as separate parts, in most likelihood, most of the code is found in this block.</text:span></text:p>
      <text:p text:style-name="P11"><text:soft-page-break/>The same library is used by clients and servers. This makes it easier to manage and avoid much duplication. It also means any computer with the library can run the client and the server code.</text:p>
      <text:h text:style-name="Heading_20_2" text:outline-level="2"><text:bookmark-start text:name="__RefHeading___Toc975_3072234412"/>Clients<text:bookmark-end text:name="__RefHeading___Toc975_3072234412"/></text:h>
      <text:p text:style-name="P12">Clients are expected to connect to the servers using a local Prinbee proxy. This allows for the proxy to handle the actual network connection, which can be complicated since one proxy is likely to connect to many servers.</text:p>
      <text:p text:style-name="P13">As one would expect, you can query the database using the main key (say, a URL representing a page on the Internet). The database also allows for the definition of indexes. These can be queried using values for each column defined in the index being queried.</text:p>
      <text:p text:style-name="P40"><text:span text:style-name="T3">From a Client, the query is handled by the Prinbee library. You create a </text:span><text:span text:style-name="T42">query</text:span><text:span text:style-name="T3"> </text:span><text:span text:style-name="T42">(</text:span><text:span text:style-name="T45">TODO</text:span><text:span text:style-name="T42">: fix name)</text:span><text:span text:style-name="T3"> object, </text:span><text:span text:style-name="T4">add the data required to define the key, defined the list of columns you want to retrieve, then send that object to the Client Proxy. Once the Client Proxy got the results, it sends a message which translates in your client receiving a callback.</text:span></text:p>
      <text:p text:style-name="P14">Further, clients have access to administrative functions, such as creating a new table.</text:p>
      <text:h text:style-name="Heading_20_3" text:outline-level="3"><text:bookmark-start text:name="__RefHeading___Toc977_3072234412"/>Client Proxy<text:bookmark-end text:name="__RefHeading___Toc977_3072234412"/></text:h>
      <text:p text:style-name="P41"><text:span text:style-name="T3">The Client Proxy is a helper service allowing clients to have a very minimal amount of work to do. The Client Proxy handles all the necessary work <text:s/>of connecting to servers and also the handling of a </text:span><text:span text:style-name="T5">Client J</text:span><text:span text:style-name="T3">ournal.</text:span></text:p>
      <text:p text:style-name="P42"><text:span text:style-name="T3">The Client Journal is used when a </text:span><text:span text:style-name="T42">write</text:span><text:span text:style-name="T3"> is necessary. This include</text:span><text:span text:style-name="T27">s</text:span><text:span text:style-name="T3"> the SET, UPDATE, INSERT commands. Because the write can always happen later and as a result the data eventually becomes consistent, it allows all writes to happen asynchronously.</text:span></text:p>
      <text:p text:style-name="P42"><text:span text:style-name="T3">Note that the CREATE_TABLE command is synchronous. It has to be able to happen at the time you send the command. Otherwise, future SET, UPDATE, INSERT would fatally fail since the table would not yet exist. It also has to be synchronized between all the servers handling that table. </text:span><text:span text:style-name="T7">Similarly, the UPDATE_TABLE command should be used synchronously. If not, then some SET, UPDATE, INSERT will fail because this or that column is not defined or defined with a different type.</text:span></text:p>
      <text:p text:style-name="P43"><text:span text:style-name="T3">Reads are not added to the journal. They are directly sent to the backend. If anything breaks along the way, then the command returns with an error. Because the data being read may appear in the Client Journal, the command does not absolutely have to check the server for the data. This depends on the settings used to read the data (i.e. if using QUORUM, then it has to check with </text:span><text:span text:style-name="T8">multiple </text:span><text:span text:style-name="T3">servers to make sure a quorum is indeed reached before returning the data, a </text:span><text:span text:style-name="T8">consi</text:span><text:span text:style-name="T9">s</text:span><text:span text:style-name="T8">tency</text:span><text:span text:style-name="T3"> of </text:span><text:span text:style-name="T8">CLIENT_</text:span><text:span text:style-name="T3">ZERO can immediately return the Client Journal data without a round trip to the servers).</text:span></text:p>
      <text:h text:style-name="Heading_20_3" text:outline-level="3"><text:bookmark-start text:name="__RefHeading___Toc1920_2751530110"/>Columns With Large Files<text:bookmark-end text:name="__RefHeading___Toc1920_2751530110"/></text:h>
      <text:p text:style-name="P68">When inserting a large file, we want to:</text:p>
      <text:list xml:id="list1424791482" text:style-name="L1">
        <text:list-item>
          <text:p text:style-name="P69">Compute the 128 bit Murmur3 checksum on the client,</text:p>
        </text:list-item>
        <text:list-item>
          <text:p text:style-name="P69"><text:soft-page-break/>Send the Murmur3 checksum to the server,</text:p>
        </text:list-item>
        <text:list-item>
          <text:p text:style-name="P69">Wait for the server to tell us whether the send the file (i.e. if the server does not already have a copy of the file)</text:p>
        </text:list-item>
        <text:list-item>
          <text:p text:style-name="P69">If the server needs a copy of the file:</text:p>
          <text:list>
            <text:list-item>
              <text:p text:style-name="P69">Compress the file, and</text:p>
            </text:list-item>
            <text:list-item>
              <text:p text:style-name="P69">Send it to the server over the network</text:p>
            </text:list-item>
          </text:list>
        </text:list-item>
      </text:list>
      <text:h text:style-name="Heading_20_3" text:outline-level="3"><text:bookmark-start text:name="__RefHeading___Toc979_3072234412"/>Client Journal<text:bookmark-end text:name="__RefHeading___Toc979_3072234412"/></text:h>
      <text:p text:style-name="P15">The Client Journal is a local file (on the client’s machine), which the Client Proxy manages.</text:p>
      <text:p text:style-name="P43"><text:span text:style-name="T3">The keys appearing in the journal are all remaining available in memory so the proxy can quickly determine whether a GET command </text:span><text:span text:style-name="T6">can be satisfied with that data. If so, the data is locked in the journal until that command returns.</text:span></text:p>
      <text:p text:style-name="P16">The Client Journal is expected to remain small <text:span text:style-name="T58">but it can also be used as a local cache so we can use a time to live (TTL) before removing data</text:span>. Once data was sent to the servers and confirmed saved and duplicated <text:span text:style-name="T58">(as in a quorum)</text:span>, then the Client Journal entry is dropped (unless currently locked, in which case it gets dropped when unlocked).</text:p>
      <text:h text:style-name="Heading_20_3" text:outline-level="3"><text:bookmark-start text:name="__RefHeading___Toc981_3072234412"/>Client CLI<text:bookmark-end text:name="__RefHeading___Toc981_3072234412"/></text:h>
      <text:p text:style-name="P17">In order to allow the writing of scripts and also for test purposes while developing the prinbee system, the CLI allows us to send commands to the Client Proxy.</text:p>
      <text:p text:style-name="P17">All the commands understood by the server can be sent and received by the CLI.</text:p>
      <text:p text:style-name="P26"><text:span text:style-name="T59">Note:</text:span><text:tab/>A write is asynchronous and does not require the CLI to wait for it to complete. A read is also asynchronous, however, since we want to get the result, the command waits for the reply from the client proxy. It uses a timeout to make sure we don’t wait forever.</text:p>
      <text:h text:style-name="Heading_20_2" text:outline-level="2"><text:bookmark-start text:name="__RefHeading___Toc1404_3072234412"/>Server<text:bookmark-end text:name="__RefHeading___Toc1404_3072234412"/></text:h>
      <text:p text:style-name="P18">The Prinbee Servers listen for network connections from the Prinbee Client Proxy. It accepts commands <text:span text:style-name="T60">to</text:span> <text:span text:style-name="T60">be </text:span>execute<text:span text:style-name="T60">d</text:span> on the server side.</text:p>
      <text:p text:style-name="P18">The server manages the files with the data (<text:span text:style-name="T60">server side journal, </text:span>schema, rows of data, bloom filters, indexes, <text:span text:style-name="T60">statistics)</text:span></text:p>
      <text:h text:style-name="Heading_20_3" text:outline-level="3"><text:bookmark-start text:name="__RefHeading___Toc1406_3072234412"/>Server Journal<text:bookmark-end text:name="__RefHeading___Toc1406_3072234412"/></text:h>
      <text:p text:style-name="P44"><text:span text:style-name="T3">The Prinbee Server also includes a journal. Any data related command received by a server is saved in the journal for </text:span><text:span text:style-name="T42">later</text:span><text:span text:style-name="T3"> processing.</text:span></text:p>
      <text:p text:style-name="P44"><text:span text:style-name="T3">Once data is saved in at least one Server Journal, it can already be considered as present (albeit weakly) in the database. This is </text:span><text:span text:style-name="T28">a </text:span><text:span text:style-name="T9">consistency of</text:span><text:span text:style-name="T3"> ZERO on the server side.</text:span></text:p>
      <text:p text:style-name="P44"><text:soft-page-break/><text:span text:style-name="T3">To obtain a QUORUM, you instead need to wait for that journal data to be saved in the tables of at least </text:span><text:span text:style-name="T3"><draw:frame draw:style-name="fr2" draw:name="Object2" text:anchor-type="as-char" svg:y="-0.2437in" svg:width="0.4457in" svg:height="0.3929in" draw:z-index="2"><draw:object xlink:href="./Object 2" xlink:type="simple" xlink:show="embed" xlink:actuate="onLoad"/><draw:image xlink:href="./ObjectReplacements/Object 2" xlink:type="simple" xlink:show="embed" xlink:actuate="onLoad"/></draw:frame></text:span><text:span text:style-name="T3">servers. This is much slower, but way safer (an equivalent to an INSERT in an SQL database).</text:span></text:p>
      <text:p text:style-name="P38">For each step completed, the server sends messages back to the client about the current status defining the current consistency.</text:p>
      <text:h text:style-name="Heading_20_3" text:outline-level="3"><text:bookmark-start text:name="__RefHeading___Toc1880_2751530110"/>Backup Server(s)<text:bookmark-end text:name="__RefHeading___Toc1880_2751530110"/></text:h>
      <text:p text:style-name="P39">Since Prinbee replicates the data, it is easy to create a backup by creating a separate cluster in a different data center. In this way, we can easily make sure that all the data is preserved and it also makes it easy to create a new installation from scratch, as long as the backup is available.</text:p>
      <text:p text:style-name="P39">The backup is a normal instance in a separate cluster. To make it a backup, rather than a normal data cluster, you want to set it up as read-only. In other words, other Prinbee servers can connect to the backup, but front end clients cannot.</text:p>
      <text:h text:style-name="Heading_20_2" text:outline-level="2"><text:bookmark-start text:name="__RefHeading___Toc1408_3072234412"/>Schema<text:bookmark-end text:name="__RefHeading___Toc1408_3072234412"/></text:h>
      <text:p text:style-name="P19">A table is defined using a schema. This is similar to an SQL database schema with one important flexibility, a Prinbee table accepts to save rows of data with less columns than defined in the schema.</text:p>
      <text:p text:style-name="P52"><text:span text:style-name="T41">Note</text:span><text:span text:style-name="T40">:</text:span><text:span text:style-name="T3"><text:tab/></text:span><text:span text:style-name="T28">W</text:span><text:span text:style-name="T3">e may also allow the addition of ad-hoc columns; however, these cause tremendous issues long term: if you update your schema to add new columns which name happens to match one of those ad-hoc column, we’re in trouble because then the column data may not match the column type, constraints, etc.</text:span></text:p>
      <text:h text:style-name="Heading_20_3" text:outline-level="3"><text:bookmark-start text:name="__RefHeading___Toc1410_3072234412"/>Why a Schema?<text:bookmark-end text:name="__RefHeading___Toc1410_3072234412"/></text:h>
      <text:p text:style-name="P19">It is very easy to make mistakes. The use of a schema allows us to define the type of a column which already reduces the number of errors by a very large percentage. Further, the schema allows us to define:</text:p>
      <text:list xml:id="list3778478328" text:style-name="L2">
        <text:list-item>
          <text:p text:style-name="P70">The name of each column</text:p>
        </text:list-item>
        <text:list-item>
          <text:p text:style-name="P70">The data type of each column</text:p>
        </text:list-item>
        <text:list-item>
          <text:p text:style-name="P70">The data constraint, if any</text:p>
        </text:list-item>
        <text:list-item>
          <text:p text:style-name="P70">Indexes</text:p>
          <text:list>
            <text:list-item>
              <text:p text:style-name="P70">Columns not part of an index can be saved as part of the row blob; allowing us to easily compress that data</text:p>
            </text:list-item>
            <text:list-item>
              <text:p text:style-name="P70">Whether a bloom filter is used (for each specific index)</text:p>
            </text:list-item>
          </text:list>
        </text:list-item>
        <text:list-item>
          <text:p text:style-name="P70">Table replication information (number of replica, <text:span text:style-name="T61">inter-cluster replication</text:span>)</text:p>
        </text:list-item>
        <text:list-item>
          <text:p text:style-name="P70">Table default consistency</text:p>
        </text:list-item>
        <text:list-item>
          <text:p text:style-name="P70"><text:soft-page-break/>Whether a bloom filter is used (for the main key)</text:p>
        </text:list-item>
      </text:list>
      <text:h text:style-name="Heading_20_2" text:outline-level="2"><text:bookmark-start text:name="__RefHeading___Toc1412_3072234412"/>Table<text:bookmark-end text:name="__RefHeading___Toc1412_3072234412"/></text:h>
      <text:p text:style-name="P20"><text:span text:style-name="T85">A Prinbee</text:span> table is <text:span text:style-name="T85">a directory with </text:span>files. <text:span text:style-name="T85">There are four types of files:</text:span></text:p>
      <text:list xml:id="list2732371751" text:style-name="L3">
        <text:list-item>
          <text:p text:style-name="P71">Table description—this is the table schema, statistics, bloomfilter, etc.</text:p>
        </text:list-item>
        <text:list-item>
          <text:p text:style-name="P71">Indexes—these files are B-trees defining indexes to quickly access the data; the Main Index uses the main key (a UUID) and points to the data location within the Row Files</text:p>
        </text:list-item>
        <text:list-item>
          <text:p text:style-name="P71">Row Files—the rows of data as described by the schema; note that does not include large data and non-indexed fields are saved in one binary blob which may be compressed</text:p>
        </text:list-item>
        <text:list-item>
          <text:p text:style-name="P71">Data Files—large data (images, audio/video, etc.) are saved separately; the row files include the Murmur3 of the file allowing the reader to access the file</text:p>
        </text:list-item>
      </text:list>
      <text:p text:style-name="P20">For data which is small (integers, strings, floating points), we save the data inside the <text:span text:style-name="T85">data </text:span>file<text:span text:style-name="T85">s (Point 3 above)</text:span>.</text:p>
      <text:p text:style-name="P20">For data which is large (images, audio/<text:span text:style-name="T85">video</text:span> files, <text:span text:style-name="T85">etc.</text:span>), we save the data in a separate file. The name of the file is an identifier (128 bit integer—<text:span text:style-name="T85">M</text:span><text:span text:style-name="T62">urmur3 of the file</text:span>) so files with the same name do not clash in the Prinbee file system <text:span text:style-name="T85">and if the same file is added multiple times, it is saved there only once</text:span>.</text:p>
      <text:p text:style-name="P20">A table file has a header defining the location of various data such as the schema, bloom filters, indexes, etc. This is the file the libprinbee opens first to get all the necessary information about a table. The header is a block of 4Kb. <text:span text:style-name="T61">If more space is required, then another block of 4Kb of data is linked to the previous header.</text:span></text:p>
      <text:h text:style-name="Heading_20_2" text:outline-level="2"><text:bookmark-start text:name="__RefHeading___Toc1414_3072234412"/><text:span text:style-name="T63">Basics About </text:span>Index<text:span text:style-name="T63">es</text:span><text:bookmark-end text:name="__RefHeading___Toc1414_3072234412"/></text:h>
      <text:p text:style-name="P45"><text:span text:style-name="T3">While working with a system such as Bigtable, you have a very fast key / value data store, which is useful for a cache or objects of a rather large size, but not as a sort of database where things are linked together (i.e. where rows are viewed as objects which can be </text:span><text:span text:style-name="T42">linked</text:span><text:span text:style-name="T3"> together).</text:span></text:p>
      <text:p text:style-name="P45"><text:span text:style-name="T3">Our indexes </text:span><text:span text:style-name="T10">are used to sort</text:span><text:span text:style-name="T3"> </text:span><text:span text:style-name="T10">your rows in </text:span><text:span text:style-name="T43">any</text:span><text:span text:style-name="T43"><text:note text:id="ftn1" text:note-class="footnote"><text:note-citation>1</text:note-citation><text:note-body><text:p text:style-name="P60">The more indexes you add to a table, the slower the SET command becomes. So “any” is certainly not quite true. We will impose a limit of 100 to start with. More indexes on a single table should never be necessary. (I sure have never seen an SQL table with that many indexes.)</text:p></text:note-body></text:note></text:span><text:span text:style-name="T10"> number of ways</text:span><text:span text:style-name="T3">.</text:span></text:p>
      <text:h text:style-name="Heading_20_3" text:outline-level="3"><text:bookmark-start text:name="__RefHeading___Toc1695_392154024"/>Main Index<text:bookmark-end text:name="__RefHeading___Toc1695_392154024"/></text:h>
      <text:p text:style-name="P27">Your data has to have a main index. This index is sorted by a murmur3 identifier. This allows for better distribution of the data within a cluster of computer. It also means that index is not useful to scan data in a useful order such as the name of a website page. For that, </text:p>
      <text:p text:style-name="P54"><text:span text:style-name="T3">The main index should be what you plan to use the most often to access a row of data. For example, for a website page one would use the path to the page (i.e. “/home”) as the main </text:span><text:soft-page-break/><text:span text:style-name="T3">index key. Prinbee allows for this key, like with any other index, to include any number of columns and even a complex as2js expression </text:span><text:span text:style-name="T29">so only part of column or an equation can be used to generate the index keys</text:span><text:span text:style-name="T3">.</text:span></text:p>
      <text:h text:style-name="Heading_20_3" text:outline-level="3"><text:bookmark-start text:name="__RefHeading___Toc1416_3072234412"/>Expression <text:span text:style-name="T63">Indexe</text:span>s<text:bookmark-end text:name="__RefHeading___Toc1416_3072234412"/></text:h>
      <text:p text:style-name="P47"><text:span text:style-name="T3">To create indexes, the system makes use of </text:span><text:span text:style-name="T29">one or two </text:span><text:span text:style-name="T3">as2js scripts.</text:span></text:p>
      <text:p text:style-name="P28">One script plays the role of the WHERE clause in an SQL database. In other words, it filters the data that appears in the index. If the expression returns true, it appears in the index. If it returns false, it is discarded.</text:p>
      <text:p text:style-name="P28">The other script is used to create the index key (similar to the ORDER BY clause in an SQL database). As with the Main Index, it gives you access to all the columns that you can concatenate in the order you want to create a specific sort order.</text:p>
      <text:p text:style-name="P53"><text:span text:style-name="T40">TBD:</text:span><text:span text:style-name="T3"> Ascending order is not easily doable for strings. It is easy with numbers, just return the negation (-x).</text:span></text:p>
      <text:h text:style-name="P65" text:outline-level="3"><text:bookmark-start text:name="__RefHeading___Toc1418_3072234412"/>Distributed Indexes<text:bookmark-end text:name="__RefHeading___Toc1418_3072234412"/></text:h>
      <text:p text:style-name="P21">Our indexes are distributed. This means only a section of an index exists on a computer. Each section is saved on a different set of computer<text:span text:style-name="T64">s</text:span> (depending on the index replication factor; since an index <text:span text:style-name="T64">can always</text:span> be rebuilt, replication is a little less important for them).</text:p>
      <text:p text:style-name="P46"><text:span text:style-name="T3">The concept is fairly simple. Assuming you have N sets of R computers and your index is expected to grow to a size of S elements, each </text:span><text:span text:style-name="T11">set of </text:span><text:span text:style-name="T3">computer</text:span><text:span text:style-name="T11">s</text:span><text:span text:style-name="T3"> has to handle</text:span><text:span text:style-name="T3"><draw:frame draw:style-name="fr2" draw:name="Object3" text:anchor-type="as-char" svg:y="-0.2437in" svg:width="0.2484in" svg:height="0.3929in" draw:z-index="3"><draw:object xlink:href="./Object 3" xlink:type="simple" xlink:show="embed" xlink:actuate="onLoad"/><draw:image xlink:href="./ObjectReplacements/Object 3" xlink:type="simple" xlink:show="embed" xlink:actuate="onLoad"/></draw:frame></text:span><text:span text:style-name="T3">rows. </text:span><text:span text:style-name="T11">However, each computer within a set ends up doing the same work to manage that one index. i.e. it is given the same set of rows and it has to insert them inside its index files the same way as the other computers in that set.</text:span></text:p>
      <text:p text:style-name="P48"><text:span text:style-name="T3">Statistics (see below) are used to manage indexes as they grow. At first, an index may be on a single machine (very small). Once we reach around 10,000 rows, we may want to start replication. Once we are at 100,000 rows, we may want to consider distribution. Note that there is already a </text:span><text:span text:style-name="T42">distribution</text:span><text:span text:style-name="T3"> at work when we save each index defined on a table on a different computer.</text:span></text:p>
      <text:h text:style-name="Heading_20_3" text:outline-level="3"><text:bookmark-start text:name="__RefHeading___Toc1420_3072234412"/>Descending <text:span text:style-name="T47">Order</text:span><text:bookmark-end text:name="__RefHeading___Toc1420_3072234412"/></text:h>
      <text:p text:style-name="P46"><text:span text:style-name="T3">At the moment you cannot create a descending order on columns that cannot easily be inverted. For example, an integer can be inverted doing </text:span><text:span text:style-name="T48">MAX_INT – x</text:span><text:span text:style-name="T3">. However, a string cannot be inverted (not that easily, in part because most strings would then make use of many bytes per character).</text:span></text:p>
      <text:p text:style-name="P21">Instead, we expect you to transform your queries so that you can use the results inverted if need be. <text:span text:style-name="T64">i.e. you can scan an index going forward or backward.</text:span></text:p>
      <text:h text:style-name="Heading_20_2" text:outline-level="2"><text:bookmark-start text:name="__RefHeading___Toc1422_3072234412"/><text:soft-page-break/>Stats<text:bookmark-end text:name="__RefHeading___Toc1422_3072234412"/></text:h>
      <text:p text:style-name="P21">The database collects information about each instance of the database. This allows for automatic distribution of the data. As your data grows (or shrinks?!) you need more computers. Adding more computers means that the existing data can now be re-arranged to fit less data per computer. This is an important concept because otherwise you would need to create the Prinbee cluster of the right size from day one (or… create a new cluster each time you want to grow and copy the existing cluster to the new cluster, which the stats allow us to do without a full copy).</text:p>
      <text:p text:style-name="P21">The Stats are also used to detect potential issues, bottlenecks, etc. Especially with Indexes. We should be able to detect hot spots and smooth them out by moving the data around as required to reduce such issues.</text:p>
      <text:h text:style-name="Heading_20_2" text:outline-level="2"><text:bookmark-start text:name="__RefHeading___Toc1424_3072234412"/>Bloom Filters<text:bookmark-end text:name="__RefHeading___Toc1424_3072234412"/></text:h>
      <text:p text:style-name="P22">One way to know whether a row exists in a very large database is to use a bloom filter.</text:p>
      <text:p text:style-name="P22">The idea is fairly simple: you computer N checksums (i.e. such as an MD5 sum) and test that each one of them is represented in the database (the filter is an array of bits; if 0, then that checksum is not a match and the row is not in that table; if 1, then check the next checksum; if all checksums have a 1, then the row may be in the table).</text:p>
      <text:p text:style-name="P48"><text:span text:style-name="T3">This is an incredible optimization </text:span><text:span text:style-name="T30">if you do one write and many reads</text:span><text:span text:style-name="T3">, but it requires a number of bits much larger than the size of the table. So if your table has 100 million rows, the bloom filter needs some 500 million bits (around 60</text:span><text:span text:style-name="T31">M</text:span><text:span text:style-name="T3">b of data)</text:span><text:span text:style-name="T3"><text:note text:id="ftn2" text:note-class="footnote"><text:note-citation>2</text:note-citation><text:note-body><text:p text:style-name="P61">I do not have the exact multiplier. When I tested, I can say that <text:span text:style-name="T65">×5 is probably a good number although when you grow you probably want to account for the speed at which the table grows (possibly using the statistics) and go faster at once if you do not want to have to regenerate the filter too often.</text:span></text:p></text:note-body></text:note></text:span><text:span text:style-name="T3">. Also when just using one bit, the filter can only grow. Deleting a row cannot be reflected in the filter. To allow for deletion, you need to use at least one byte. Instead of a 0 or 1, now you can increment the byte. If the value reaches 255, deletion do not work for that one entry, however, it continues to work for others. On a deletion, simply decrement the value unless is already reached 255. This means really large bloom filters are much less likely to need being rebuilt over and over again. However, if the table grows rapidly, the bloom filter needs to grow and that means reloading all the keys and regenerating the millions upon millions of checksums… </text:span><text:span text:style-name="T12">This work</text:span><text:span text:style-name="T30">s well</text:span><text:span text:style-name="T12"> for tables that do not grow </text:span><text:span text:style-name="T30">quickly</text:span><text:span text:style-name="T12">.</text:span></text:p>
      <text:p text:style-name="P55"><text:span text:style-name="T12">T</text:span><text:span text:style-name="T3">he problem with the size is the sharing. i.e. it would be nice to have the bloomfilter data on the client side so the client can test whether a row exists without having to send anything to the server. However, sending 60</text:span><text:span text:style-name="T31">Mb</text:span><text:span text:style-name="T3"> to each client is a lot of data compared to sending one key from the client to the server. Yet, if your servers stay up and running for a long time, sending that many keys could very well result in much more than 60</text:span><text:span text:style-name="T31">Mb</text:span><text:span text:style-name="T3"> of data </text:span><text:span text:style-name="T31">(i.e. one key by itself is 128 bits so it takes just 4,000,000 requests to send 60Mb of keys)</text:span><text:span text:style-name="T3">.</text:span></text:p>
      <text:h text:style-name="Heading_20_2" text:outline-level="2"><text:bookmark-start text:name="__RefHeading___Toc1426_3072234412"/><text:span text:style-name="T12">S</text:span><text:span text:style-name="T3">erver CLI</text:span><text:bookmark-end text:name="__RefHeading___Toc1426_3072234412"/></text:h>
      <text:p text:style-name="P23">The Server also comes with a Command Line Interface allowing an administrator to send commands to the Prinbee system.</text:p>
      <text:p text:style-name="P23"><text:soft-page-break/>This is very much the same as the Client CLI except that the Server CLI bypasses the Client Proxy making it easier to test the server on its own instead of the entire stack.</text:p>
      <text:h text:style-name="Heading_20_1" text:outline-level="1"><text:bookmark-start text:name="__RefHeading___Toc1035_392154024"/>Additional Features<text:bookmark-end text:name="__RefHeading___Toc1035_392154024"/></text:h>
      <text:h text:style-name="Heading_20_2" text:outline-level="2"><text:bookmark-start text:name="__RefHeading___Toc1428_3072234412"/>Links<text:bookmark-end text:name="__RefHeading___Toc1428_3072234412"/></text:h>
      <text:p text:style-name="P49"><text:span text:style-name="T3">The rows in our tables are viewed as objects. Objects can be interlinked in all sorts of ways. For example, in a website, you could have a book like organization where you define a root page which has children. We want to be able to link the root to its children and the children to its parent</text:span><text:span text:style-name="T3"><text:note text:id="ftn3" text:note-class="footnote"><text:note-citation>3</text:note-citation><text:note-body><text:p text:style-name="P5">The parent/child is an easy to understand concept. Note, however, that in a website using a well defined path, there is no need for parent/child links since you can simple tweak the path to find one or the other.</text:p></text:note-body></text:note></text:span><text:span text:style-name="T3">.</text:span></text:p>
      <text:p text:style-name="P49"><text:span text:style-name="T3">Each row is given an OID (Immutable Object Identifier). When linking objects together, you create a column of type Link and assign the OID of another row (or itself, or do not create the row if you don’t want that link, </text:span><text:span text:style-name="T13">the number 0 can also be used as a “not linked” since an OID cannot be zero</text:span><text:span text:style-name="T3">).</text:span></text:p>
      <text:p text:style-name="P24">The OID is used in an internal B-tree index. All the other indexes have their key and the row OID. In effect the OID defines the location of the row in the file. This gives us a way to regenerate any of the indexes, including the main main key index.</text:p>
      <text:h text:style-name="Heading_20_1" text:outline-level="1"><text:bookmark-start text:name="__RefHeading___Toc1037_392154024"/>Implementation Tasks<text:bookmark-end text:name="__RefHeading___Toc1037_392154024"/></text:h>
      <text:h text:style-name="Heading_20_2" text:outline-level="2"><text:bookmark-start text:name="__RefHeading___Toc1039_392154024"/>Schema Manager<text:bookmark-end text:name="__RefHeading___Toc1039_392154024"/></text:h>
      <text:h text:style-name="Heading_20_3" text:outline-level="3"><text:bookmark-start text:name="__RefHeading___Toc1041_392154024"/>Schem<text:span text:style-name="T55">a</text:span> Definition<text:bookmark-end text:name="__RefHeading___Toc1041_392154024"/></text:h>
      <text:p text:style-name="P25">The schema is an array of columns plus a few additional parameters that define general behavior of the table. The schema uses a simple .INI file. All the parameters are defined within a section.</text:p>
      <text:h text:style-name="Heading_20_4" text:outline-level="4">Section: <text:span text:style-name="T55">[</text:span><text:span text:style-name="T56">t</text:span>able<text:span text:style-name="T55">]</text:span></text:h>
      <text:p text:style-name="P50"><text:span text:style-name="T3">The </text:span><text:span text:style-name="T48">[table]</text:span><text:span text:style-name="T3"> section includes parameters that define </text:span><text:span text:style-name="T14">global parameters </text:span><text:span text:style-name="T23">for the name</text:span><text:span text:style-name="T14">.</text:span></text:p>
      <text:list xml:id="list630442971" text:style-name="L4">
        <text:list-item>
          <text:p text:style-name="P78"><text:span text:style-name="T52">name</text:span><text:span text:style-name="T48">=&lt;</text:span><text:span text:style-name="T52">string</text:span><text:span text:style-name="T48">&gt;</text:span><text:span text:style-name="T3"><text:line-break/>Define the n</text:span><text:span text:style-name="T23">a</text:span><text:span text:style-name="T3">me of </text:span><text:span text:style-name="T23">the table</text:span><text:span text:style-name="T3">. </text:span><text:span text:style-name="T23">The name is used to create a directory where the table data is saved, including the schema. The filename of the schema file uses the version of the schema.</text:span></text:p>
        </text:list-item>
        <text:list-item>
          <text:p text:style-name="P80"><text:span text:style-name="T48">version=&lt;number&gt;</text:span><text:span text:style-name="T3"><text:line-break/>Define the version of this schema. Each time you make an update, this version must be incremented. This gives the system a way to handle old rows instead of having to </text:span><text:soft-page-break/><text:span text:style-name="T3">update the entire table each time a new version is applied to a table. The version is handled internally when you push an update to a table</text:span><text:span text:style-name="T3"><text:note text:id="ftn4" text:note-class="footnote"><text:note-citation>4</text:note-citation><text:note-body><text:p text:style-name="P6">It is possible to reset the version back to 1 when someone truncates the whole table or by running a process which makes sure that all old versions are converted to the newest version of the schema.</text:p></text:note-body></text:note></text:span><text:span text:style-name="T3">.</text:span></text:p>
        </text:list-item>
        <text:list-item>
          <text:p text:style-name="P79"><text:span text:style-name="T48">replication=&lt;count&gt;</text:span><text:span text:style-name="T3"><text:line-break/>Define the number of time the data is replicated (a.k.a. on how many computers the data is copied).</text:span></text:p>
        </text:list-item>
        <text:list-item>
          <text:p text:style-name="P79"><text:span text:style-name="T48">bloomfilter=&lt;parameters&gt;</text:span><text:span text:style-name="T3"><text:line-break/>Define a set of parameters to manage the main key bloom filter. The main key is the one used in the </text:span><text:span text:style-name="T15">main table. Indexes can have their own bloom filter definition.</text:span></text:p>
        </text:list-item>
      </text:list>
      <text:h text:style-name="P67" text:outline-level="4">Section: [&lt;<text:span text:style-name="T57">column_name&gt;</text:span>]</text:h>
      <text:p text:style-name="P51"><text:span text:style-name="T3">Th</text:span><text:span text:style-name="T15">e column</text:span><text:span text:style-name="T3"> section includes parameters defin</text:span><text:span text:style-name="T15">ing the column name, type, etc</text:span><text:span text:style-name="T3">. </text:span><text:span text:style-name="T15">The name and the <text:s/>type are mandatory. The other fields are currently optional. Also, the name cannot be an empty string.</text:span></text:p>
      <text:list xml:id="list331580582" text:style-name="L5">
        <text:list-item>
          <text:p text:style-name="P82"><text:span text:style-name="T48">name=&lt;non-empty string&gt;</text:span><text:span text:style-name="T3"> </text:span><text:span text:style-name="T16">(REQUIRED)</text:span><text:span text:style-name="T3"><text:line-break/>Each column must have a name. Although a row is not required to include a column, a column definition is required to add said column </text:span><text:span text:style-name="T16">to a row. The data needs to match the type, pass the constraint filters, etc. The name must match </text:span><text:span text:style-name="T49">[_a-zA-Z][_a-zA-Z0-9]*</text:span><text:span text:style-name="T16"> (TBD: we may want to force a name of at least 2 characters and avoid starting/ending/double underscores)</text:span></text:p>
        </text:list-item>
        <text:list-item>
          <text:p text:style-name="P83"><text:span text:style-name="T48">type=&lt;column data type&gt;</text:span><text:span text:style-name="T3"> (REQUIRED)<text:line-break/>The data one can set in a column must be defined here. This allows us to do many things since such as display the value to the user, </text:span><text:span text:style-name="T17">parse a string back to the value</text:span><text:span text:style-name="T3">, convert to a different type, </text:span><text:span text:style-name="T17">etc</text:span><text:span text:style-name="T3">.</text:span></text:p>
          <text:list>
            <text:list-item>
              <text:p text:style-name="P84"><text:span text:style-name="T48">boolean</text:span><text:span text:style-name="T3"> — one bit </text:span><text:span text:style-name="T42">integer</text:span></text:p>
            </text:list-item>
            <text:list-item>
              <text:p text:style-name="P84"><text:span text:style-name="T48">uint8</text:span><text:span text:style-name="T3"> — unsigned 8 bit integer</text:span></text:p>
            </text:list-item>
            <text:list-item>
              <text:p text:style-name="P84"><text:span text:style-name="T48">int8</text:span><text:span text:style-name="T3"> — signed 8 bit integer</text:span></text:p>
            </text:list-item>
            <text:list-item>
              <text:p text:style-name="P84"><text:span text:style-name="T48">uin16</text:span><text:span text:style-name="T3"> — unsigned 16 bit integer</text:span></text:p>
            </text:list-item>
            <text:list-item>
              <text:p text:style-name="P84"><text:span text:style-name="T48">int16</text:span><text:span text:style-name="T3"> — signed 16 bit integer</text:span></text:p>
            </text:list-item>
            <text:list-item>
              <text:p text:style-name="P84"><text:span text:style-name="T48">uint32</text:span><text:span text:style-name="T3"> — unsigned 32 bit integer</text:span></text:p>
            </text:list-item>
            <text:list-item>
              <text:p text:style-name="P84"><text:span text:style-name="T48">int32</text:span><text:span text:style-name="T3"> — signed 32 bit integer</text:span></text:p>
            </text:list-item>
            <text:list-item>
              <text:p text:style-name="P84"><text:span text:style-name="T48">uint64</text:span><text:span text:style-name="T3"> — unsigned 64 bit integer</text:span></text:p>
            </text:list-item>
            <text:list-item>
              <text:p text:style-name="P84"><text:span text:style-name="T48">int64</text:span><text:span text:style-name="T3"> — signed 64 bit integer</text:span></text:p>
            </text:list-item>
            <text:list-item>
              <text:p text:style-name="P84"><text:span text:style-name="T48">uint128</text:span><text:span text:style-name="T3"> — unsigned 128 bit integer</text:span></text:p>
            </text:list-item>
            <text:list-item>
              <text:p text:style-name="P84"><text:span text:style-name="T48">int128</text:span><text:span text:style-name="T3"> — signed 128 bit integer</text:span></text:p>
            </text:list-item>
            <text:list-item>
              <text:p text:style-name="P84"><text:span text:style-name="T48">uint256</text:span><text:span text:style-name="T3"> — unsigned 256 bit integer</text:span></text:p>
            </text:list-item>
            <text:list-item>
              <text:p text:style-name="P84"><text:soft-page-break/><text:span text:style-name="T48">int256</text:span><text:span text:style-name="T3"> — signed 256 bit integer</text:span></text:p>
            </text:list-item>
            <text:list-item>
              <text:p text:style-name="P84"><text:span text:style-name="T48">uint512</text:span><text:span text:style-name="T3"> — unsigned 512 bit integer</text:span></text:p>
            </text:list-item>
            <text:list-item>
              <text:p text:style-name="P84"><text:span text:style-name="T48">int512</text:span><text:span text:style-name="T3"> — signed 512 bit integer</text:span></text:p>
            </text:list-item>
            <text:list-item>
              <text:p text:style-name="P84"><text:span text:style-name="T48">float16</text:span><text:span text:style-name="T3"> — 16 bit floating point</text:span></text:p>
            </text:list-item>
            <text:list-item>
              <text:p text:style-name="P84"><text:span text:style-name="T48">float32</text:span><text:span text:style-name="T3"> — 32 bit floating point</text:span></text:p>
            </text:list-item>
            <text:list-item>
              <text:p text:style-name="P84"><text:span text:style-name="T48">float64</text:span><text:span text:style-name="T3"> — 64 bit floating point</text:span></text:p>
            </text:list-item>
            <text:list-item>
              <text:p text:style-name="P84"><text:span text:style-name="T48">float80</text:span><text:span text:style-name="T3"> — 80 bit floating point (long double in C++ on Intel processors)</text:span></text:p>
            </text:list-item>
            <text:list-item>
              <text:p text:style-name="P86"><text:span text:style-name="T48">char</text:span><text:span text:style-name="T3"> — one UTF-8 character, always uses 3 bytes</text:span></text:p>
            </text:list-item>
            <text:list-item>
              <text:p text:style-name="P84"><text:span text:style-name="T48">text</text:span><text:span text:style-name="T3"> — a UTF-8 string; </text:span><text:span text:style-name="T25">this type makes use of a dynamic length</text:span></text:p>
            </text:list-item>
            <text:list-item>
              <text:p text:style-name="P87"><text:span text:style-name="T48">date</text:span><text:span text:style-name="T3"> — a date and time (128 bits </text:span><text:span text:style-name="T19">with</text:span><text:span text:style-name="T3"> nanoseconds; </text:span><text:span text:style-name="T19">a timespec</text:span><text:span text:style-name="T3">)</text:span></text:p>
            </text:list-item>
            <text:list-item>
              <text:p text:style-name="P88"><text:span text:style-name="T48">timezone</text:span><text:span text:style-name="T3"> — a </text:span><text:a xlink:type="simple" xlink:href="https://en.wikipedia.org/wiki/List_of_tz_database_time_zones" text:style-name="Internet_20_link" text:visited-style-name="Visited_20_Internet_20_Link"><text:span text:style-name="T3">IANA timezone</text:span></text:a><text:span text:style-name="T3"> name saved as a </text:span><text:span text:style-name="T20">uint16</text:span><text:span text:style-name="T3"> enum </text:span><text:span text:style-name="T20">(look at assigning a number when we compile and allow for dynamic updates; we need a </text:span><text:span text:style-name="T21">global </text:span><text:span text:style-name="T20">table to manage that data; </text:span><text:span text:style-name="T21">maybe rely on fluid-settings or snaprfs to automatically get it on all computers</text:span><text:span text:style-name="T20">)</text:span></text:p>
            </text:list-item>
            <text:list-item>
              <text:p text:style-name="P89"><text:span text:style-name="T48">uuid</text:span><text:span text:style-name="T3"> — a 128 bit number specifically representing a UUID</text:span></text:p>
            </text:list-item>
            <text:list-item>
              <text:p text:style-name="P90"><text:span text:style-name="T48">enum</text:span><text:span text:style-name="T3"> — a number in the rows, a set of strings </text:span><text:span text:style-name="T22">(names) </text:span><text:span text:style-name="T3">in the schema; </text:span><text:span text:style-name="T25">this type makes use of a </text:span><text:span text:style-name="T54">uint16</text:span><text:span text:style-name="T32"> integer (i.e. the enum is limited to 65536 values)</text:span></text:p>
            </text:list-item>
            <text:list-item>
              <text:p text:style-name="P91"><text:span text:style-name="T48">blob</text:span><text:span text:style-name="T3"> — a BRS buffer; this supports any type of C++ value, including arrays and maps</text:span></text:p>
            </text:list-item>
          </text:list>
        </text:list-item>
        <text:list-item>
          <text:p text:style-name="P92"><text:span text:style-name="T48">null=&lt;true|false&gt;</text:span><text:span text:style-name="T3"><text:line-break/>Whether the column can be set to null (a.k.a. undefined). In other words, if </text:span><text:span text:style-name="T48">null=false</text:span><text:span text:style-name="T3"> the column must be defined </text:span><text:span text:style-name="T26">or have a default</text:span><text:span text:style-name="T3">.</text:span></text:p>
        </text:list-item>
        <text:list-item>
          <text:p text:style-name="P92"><text:span text:style-name="T48">default_value=&lt;value&gt;</text:span><text:span text:style-name="T3"><text:line-break/>Define the default value. Note that if a default value is defined, then the column does not need to be defined even if </text:span><text:span text:style-name="T48">null=false</text:span><text:span text:style-name="T3">. The system simple returns the default in that case. Also, if the current value is equal to the default, we do not need to save the column.</text:span></text:p>
        </text:list-item>
        <text:list-item>
          <text:p text:style-name="P92"><text:span text:style-name="T48">hidden=&lt;true|false&gt;</text:span><text:span text:style-name="T3"><text:line-break/>Define whether the column is hidden or not. If true, then the column is not automatically returned on a GET. The client must specify the name of the column to retrieve said column’s value.</text:span></text:p>
        </text:list-item>
        <text:list-item>
          <text:p text:style-name="P92"><text:span text:style-name="T48">validation_script=&lt;</text:span><text:span text:style-name="T50">as2js expression&gt;</text:span><text:span text:style-name="T18"><text:line-break/>When doing a SET, INSERT, UPDATE, the data is validated using this script. If no script is specified, then any value of the specified type is accepted. The script must have an external variable named </text:span><text:span text:style-name="T50">value</text:span><text:span text:style-name="T18"> to be considered valid. </text:span><text:span text:style-name="T24">It</text:span><text:span text:style-name="T18"> may also have other variables </text:span><text:span text:style-name="T24">as defined below. The script is compiled once at the time the schema is </text:span><text:soft-page-break/><text:span text:style-name="T24">handed to Prinbee</text:span><text:span text:style-name="T24"><text:note text:id="ftn5" text:note-class="footnote"><text:note-citation>5</text:note-citation><text:note-body><text:p text:style-name="P6">If the as2js library version changes, then we want to recompile all the scripts in case a fix was applied that makes the compiled script more secure, faster, actually correct, etc.</text:p></text:note-body></text:note></text:span><text:span text:style-name="T24">. It gets loaded once when first necessary and remains in memory until Prinbee exits.</text:span></text:p>
          <text:list>
            <text:list-item>
              <text:p text:style-name="P85"><text:span text:style-name="T53">name</text:span><text:span text:style-name="T3"> — the </text:span><text:span text:style-name="T33">name of this column</text:span><text:span text:style-name="T3">.</text:span></text:p>
            </text:list-item>
            <text:list-item>
              <text:p text:style-name="P84"><text:span text:style-name="T51">message_timestamp</text:span><text:span text:style-name="T3"> — the Unix time at the time the message (SET, INSERT, UPDATE) was created.</text:span></text:p>
            </text:list-item>
            <text:list-item>
              <text:p text:style-name="P93"><text:span text:style-name="T48">enum { … }</text:span><text:span text:style-name="T3"> — if the value is an enum, it get</text:span><text:span text:style-name="T32">s</text:span><text:span text:style-name="T3"> defined at the start of the script.</text:span></text:p>
            </text:list-item>
          </text:list>
        </text:list-item>
        <text:list-item>
          <text:p text:style-name="P81"><text:span text:style-name="T48">maximum_size</text:span><text:span text:style-name="T3"> — a simple constraint we can enforce without the need for a validation script; this is only useful for types that have a varying length (</text:span><text:span text:style-name="T48">text</text:span><text:span text:style-name="T3">, </text:span><text:span text:style-name="T48">array</text:span><text:span text:style-name="T3">).</text:span></text:p>
        </text:list-item>
        <text:list-item>
          <text:p text:style-name="P81"><text:span text:style-name="T48">comment</text:span><text:span text:style-name="T3"> — a description of the column; the system does not use that data for anything other than display about the column.</text:span></text:p>
        </text:list-item>
        <text:list-item>
          <text:p text:style-name="P94"><text:span text:style-name="T48">conversion</text:span><text:span text:style-name="T3"> — when making a schema update </text:span><text:span text:style-name="T34">including a change of data type to a column</text:span><text:span text:style-name="T3">, </text:span><text:span text:style-name="T34">you need to create a new column and a conversion</text:span><text:span text:style-name="T3">. </text:span><text:span text:style-name="T34">The conversion can be set to “auto” in which case it gets done internally with a default conversion function. Otherwise this is a script called to convert the input value in the new data type.</text:span></text:p>
        </text:list-item>
      </text:list>
      <text:h text:style-name="Heading_20_3" text:outline-level="3"><text:bookmark-start text:name="__RefHeading___Toc1430_638916930"/>Changing the Data Type of a Column<text:bookmark-end text:name="__RefHeading___Toc1430_638916930"/></text:h>
      <text:p text:style-name="P56"><text:span text:style-name="T3">It is not </text:span><text:span text:style-name="T36">made </text:span><text:span text:style-name="T3">possible to </text:span><text:span text:style-name="T37">directly </text:span><text:span text:style-name="T3">change the type of a</text:span><text:span text:style-name="T35">n existing</text:span><text:span text:style-name="T3"> column. </text:span><text:span text:style-name="T36">This is because that would require a full scan and replication of the entire database which can be enormous and distributed. </text:span><text:span text:style-name="T37">That scan happens when we compress tables, but doing so at the time you change a table would completely stop that table’s access because the entire table would need to be compressed 100% to make sure that all old instances of that column were gone.</text:span></text:p>
      <text:p text:style-name="P58"><text:span text:style-name="T37">So i</text:span><text:span text:style-name="T3">nstead, the </text:span><text:span text:style-name="T37">Prinbee </text:span><text:span text:style-name="T3">system creates a new column with </text:span><text:span text:style-name="T37">the same name but </text:span><text:span text:style-name="T3">a new enumeration number. </text:span><text:span text:style-name="T37">Old instances are kept until t</text:span><text:span text:style-name="T3">he compression mechanism can later </text:span><text:span text:style-name="T37">take care of changing old versions to new versions. As a side effect, once all the columns with a given enumeration were removed, Prinbee can reuse that number.</text:span></text:p>
      <text:p text:style-name="P36">Process:</text:p>
      <text:list xml:id="list2732477388" text:style-name="L6">
        <text:list-item>
          <text:p text:style-name="P72">User sends request to change the schema</text:p>
        </text:list-item>
        <text:list-item>
          <text:p text:style-name="P72">Prinbee detects that a column type is changing</text:p>
        </text:list-item>
        <text:list-item>
          <text:p text:style-name="P96"><text:span text:style-name="T67">Prinbee verifies that the column definition includes a </text:span><text:span text:style-name="T48">conversion</text:span><text:span text:style-name="T67"> field that accepts data from the old version of the column and converts it to data that fits the new version</text:span></text:p>
        </text:list-item>
        <text:list-item>
          <text:p text:style-name="P97"><text:span text:style-name="T67">Prinbee adds </text:span><text:span text:style-name="T68">a new</text:span><text:span text:style-name="T67"> column </text:span><text:span text:style-name="T68">to its internal schema; it uses </text:span><text:span text:style-name="T67">the same name but a new enumeration number</text:span></text:p>
          <text:list>
            <text:list-item>
              <text:p text:style-name="P73">Convert the entire schema and make sure that the change works 100%; if not, forfeit any changes, report the error, and wait until the user verifies what failed and fixes it</text:p>
            </text:list-item>
            <text:list-item>
              <text:p text:style-name="P98"><text:soft-page-break/><text:span text:style-name="T67">Setup a </text:span><text:span text:style-name="T69">list with the name of all the cluster tables</text:span><text:span text:style-name="T67"> to detect when the compression is done on all systems </text:span><text:span text:style-name="T69">(i.e. once a table was compressed with the new column, remove its name from this list, once the list is empty, we’re done compression the entire cluster)</text:span></text:p>
            </text:list-item>
          </text:list>
        </text:list-item>
        <text:list-item>
          <text:p text:style-name="P74">On the next compression</text:p>
          <text:list>
            <text:list-item>
              <text:p text:style-name="P74">Prinbee detects the duplicated column definitions</text:p>
            </text:list-item>
            <text:list-item>
              <text:p text:style-name="P96"><text:span text:style-name="T67">Rows that include the old column (as per the enumeration number) get converted on top of </text:span><text:span text:style-name="T75">compressed</text:span></text:p>
              <text:list>
                <text:list-item>
                  <text:p text:style-name="P75">If there are multiple old column definitions, the conversion requires Prinbee to execute the scripts defined in each intermediate column definition and the last definition. This is also true while reading rows before the conversion was applied to the entire database.</text:p>
                </text:list-item>
                <text:list-item>
                  <text:p text:style-name="P99">Note: compression happens in parallel on each system, making it possible to do this even on gigantic databases</text:p>
                </text:list-item>
              </text:list>
            </text:list-item>
            <text:list-item>
              <text:p text:style-name="P100"><text:span text:style-name="T66">Once the compression is done, Prinbee </text:span><text:span text:style-name="T77">automatically </text:span><text:span text:style-name="T66">removes the old column</text:span></text:p>
              <text:list>
                <text:list-item>
                  <text:p text:style-name="P99">Note that the compression has to be done on all replicas before considered “done”</text:p>
                </text:list-item>
              </text:list>
            </text:list-item>
          </text:list>
        </text:list-item>
      </text:list>
      <text:p text:style-name="P37"/>
      <text:p text:style-name="P57"><text:span text:style-name="T40">Reasoning:</text:span><text:span text:style-name="T3"><text:tab/></text:span><text:span text:style-name="T38">C</text:span><text:span text:style-name="T3">hanging the type of a column </text:span><text:span text:style-name="T38">without the above </text:span><text:span text:style-name="T3">would require </text:span><text:span text:style-name="T38">the equivalent of the compression process in </text:span><text:span text:style-name="T44">real-time</text:span><text:span text:style-name="T38">. SQL databases do such things and as a result can take a very long time to apply a new </text:span><text:span text:style-name="T39">schema. In most cases, though an SQL database doesn’t grow to hundred of million of rows.</text:span></text:p>
      <text:p text:style-name="P62"><text:span text:style-name="T74">Limitation:</text:span><text:span text:style-name="T67"><text:tab/>There is one limitation in this concept, the schema may not update if Prinbee runs out of </text:span><text:span text:style-name="T70">enumeration</text:span><text:span text:style-name="T67"> numbers. This means there are 65,535 columns already defined. </text:span><text:span text:style-name="T70">Those would be really large rows and hard to work with schema anyway. However, keep in mind that changing a column data type over and over will have the effect of </text:span><text:span text:style-name="T76">adding more columns</text:span><text:span text:style-name="T70">.</text:span></text:p>
      <text:h text:style-name="Heading_20_2" text:outline-level="2"><text:bookmark-start text:name="__RefHeading___Toc1560_638916930"/>Journal Manager<text:bookmark-end text:name="__RefHeading___Toc1560_638916930"/></text:h>
      <text:h text:style-name="P66" text:outline-level="3"><text:bookmark-start text:name="__RefHeading___Toc1562_638916930"/>Events or Tables <text:span text:style-name="T78">or Both</text:span>?<text:bookmark-end text:name="__RefHeading___Toc1562_638916930"/></text:h>
      <text:p text:style-name="P29">In most cases, a journal saves the events the system receives, that way the events can be repl<text:span text:style-name="T93">ay</text:span>ed and everything can be updated to the latest once all the events were accepted.</text:p>
      <text:h text:style-name="Heading_20_4" text:outline-level="4"><text:span text:style-name="T78">Events </text:span>Pros</text:h>
      <text:p text:style-name="P30">Some events do not carry data, it includes an action such as deleting a row. It is not possible to track such with just a table of data. That would mean we would not be able to forward the deletion request to other systems if this system crashes too soon.</text:p>
      <text:h text:style-name="Heading_20_4" text:outline-level="4"><text:soft-page-break/>Events Cons</text:h>
      <text:p text:style-name="P31">All the events need to be replayed to make it possible to get 100% up to date.</text:p>
      <text:p text:style-name="P31">However, assuming a system that is mostly functional, this should not be a big concerned. That is, the journal grows as we receive events and then on a failure of some sort it does not shrink back. Once we finally fix the issue, it will again send the data to back end nodes for proper execution.</text:p>
      <text:p text:style-name="P32">That does not help much with having a current valid version, but we do get that eventually. My concern here is, since we do so on the client’s side we end up with one client sending data different than any other system.</text:p>
      <text:h text:style-name="Heading_20_4" text:outline-level="4">Table Pros</text:h>
      <text:p text:style-name="P29">One of the drawbacks with <text:span text:style-name="T78">the events is that we need to replay them all in order to regain access to the data they carry. Having a table along the journal (at least on the client’s side) would offer us the ability to check a regular table for this transient data instead of having to send search a set of events.</text:span></text:p>
      <text:h text:style-name="Heading_20_4" text:outline-level="4">Table Cons</text:h>
      <text:p text:style-name="P31">At this time, I think that since we have full access to the table implementation through the Prinbee library it seems to make sense to do this. However, at the same time, this could be front end nodes and we would not want to overload them in this way. So, it is probably much safer (and less code) to only handle a journal.</text:p>
      <text:h text:style-name="Heading_20_4" text:outline-level="4">Both Pros</text:h>
      <text:p text:style-name="P30">Having both can also be useful. The incoming events get registered, if it is a data related event, apply it to the local table, then attempt a send to the remote server(s). If the remote servers acknowledge the transmission as successful, then remove the data from the local table.</text:p>
      <text:p text:style-name="P30">Having a local table could also be used for a LOCAL ZERO <text:span text:style-name="T79">retrieval level, a form of local cache that avoids remote network transfers. It also makes use of local disk, so we have to be careful (i.e. the disk capacity is limited on each node).</text:span></text:p>
      <text:h text:style-name="Heading_20_4" text:outline-level="4">Both Cons</text:h>
      <text:p text:style-name="P32">Outside of the Table Cons, this is also a lot more code to support to make this work. We may still want to consider having local caches, but maybe not implemented within the journal.</text:p>
      <text:h text:style-name="Heading_20_3" text:outline-level="3"><text:bookmark-start text:name="__RefHeading___Toc1681_638916930"/>Journal Implementation<text:bookmark-end text:name="__RefHeading___Toc1681_638916930"/></text:h>
      <text:h text:style-name="Heading_20_4" text:outline-level="4">Normal Processing</text:h>
      <text:p text:style-name="P32">A journal use<text:span text:style-name="T86">s</text:span> files <text:span text:style-name="T86">to quickly save the data that is to be written to the database</text:span>. <text:span text:style-name="T86">For large files, it saves those in separate files rather than the main data file. Overall, this makes the handling of such large files much faster.</text:span></text:p>
      <text:p text:style-name="P32"><text:soft-page-break/>As the Client’s proxy receives events, it writes them at the end of the current file, <text:span text:style-name="T80">then it tries to forward the event to the backend. If the backend succeeds in saving the data in its own journal, then it acknowledges receipt and the proxy can mark the event as </text:span><text:span text:style-name="T87">acknowledged</text:span><text:span text:style-name="T80">.</text:span></text:p>
      <text:p text:style-name="P35">A journal <text:span text:style-name="T87">file </text:span>is considered full once it reaches a certain byte size <text:span text:style-name="T87">or a certain number of events</text:span>. At that point, <text:span text:style-name="T87">the code</text:span> <text:span text:style-name="T87">starts </text:span>writing to <text:span text:style-name="T87">an</text:span>other file. Once all the events in a journal <text:span text:style-name="T87">file </text:span>were <text:span text:style-name="T87">processed (or failed processing)</text:span>, <text:span text:style-name="T87">that file</text:span> can be deleted. Another file defines the journal <text:span text:style-name="T90">settings</text:span>. (i.e. <text:span text:style-name="T82">Maximum size for a journal, </text:span><text:span text:style-name="T87">ma</text:span><text:span text:style-name="T89">x</text:span><text:span text:style-name="T87">imum</text:span><text:span text:style-name="T82"> number of events, </text:span><text:span text:style-name="T87">etc.</text:span>)</text:p>
      <text:p text:style-name="P59"><text:span text:style-name="T59">Note:</text:span><text:tab/><text:span text:style-name="T91">Our</text:span> implementation <text:span text:style-name="T91">is</text:span> reusable with any other project, not just <text:span text:style-name="T81">P</text:span>rinbee. <text:span text:style-name="T83">i.e. </text:span><text:span text:style-name="T84">this is actually very much like an eventdispatcher extension </text:span><text:span text:style-name="T87">where certain events must be fully acknowledge</text:span><text:span text:style-name="T91">d</text:span><text:span text:style-name="T87"> before they get discarded, </text:span><text:span text:style-name="T88">although the data does not have to be an eventdispatcher message.</text:span></text:p>
      <text:h text:style-name="Heading_20_4" text:outline-level="4">Error Handling</text:h>
      <text:h text:style-name="Heading_20_5" text:outline-level="5">Error Transmitting</text:h>
      <text:p text:style-name="P33">If the backend does not acknowledge the event, then the proxy tries again, possibly with another backend. It does so until it succeeds.</text:p>
      <text:h text:style-name="Heading_20_5" text:outline-level="5">Capacity Error</text:h>
      <text:p text:style-name="P33">If the backend is not acknowledging our messages, then the proxy keeps the data in the journal. At some point the journal will be considered full (i.e. <text:span text:style-name="T92">all the files are filled with events and we cannot compress them</text:span>).</text:p>
      <text:p text:style-name="P33">When the journal is considered full, errors are <text:span text:style-name="T92">immediately </text:span>reported from the Proxy.</text:p>
      <text:p text:style-name="P33">Note that a GET fails if we cannot find the data locally (in LOCAL ZERO) or the backend does not send a reply with the data requested.</text:p>
      <text:h text:style-name="Heading_20_5" text:outline-level="5">Backend Error</text:h>
      <text:p text:style-name="P34">The backend may return errors as well.</text:p>
      <text:p text:style-name="P34">That could be:</text:p>
      <text:list xml:id="list539143140" text:style-name="L7">
        <text:list-item>
          <text:p text:style-name="P95"><text:span text:style-name="T72">A</text:span><text:span text:style-name="T71"> capacity error (that node is full)</text:span></text:p>
        </text:list-item>
        <text:list-item>
          <text:p text:style-name="P95"><text:span text:style-name="T72">P</text:span><text:span text:style-name="T71">roper quorum not reached (not enough nodes acknowledge</text:span><text:span text:style-name="T73">d</text:span><text:span text:style-name="T71"> saving the data)</text:span></text:p>
        </text:list-item>
        <text:list-item>
          <text:p text:style-name="P101"><text:span text:style-name="T71">M</text:span><text:span text:style-name="T67">essage not understood</text:span></text:p>
        </text:list-item>
        <text:list-item>
          <text:p text:style-name="P76">Data incompatible (does not match the table schema)</text:p>
        </text:list-item>
        <text:list-item>
          <text:p text:style-name="P76">Unknown table</text:p>
        </text:list-item>
      </text:list>
      <text:p text:style-name="P77">Any such error means the data did not properly make it and we need to report said error to the administrator (i.e. maybe a node is down and needs restarting).</text:p>
      <text:p text:style-name="P33"/>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b8f43" officeooo:paragraph-rsid="002b8f43"/>
    </style:style>
    <style:style style:name="MT1" style:family="text">
      <style:text-properties officeooo:rsid="002bc08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footer>
        <text:user-field-decls>
          <text:user-field-decl office:value-type="float" office:value="1.01" text:name="PrinbeeVersion"/>
        </text:user-field-decls>
        <text:p text:style-name="MP1">Prinbee<text:tab/><text:page-number text:select-page="current">0</text:page-number><text:tab/><text:span text:style-name="MT1">v</text:span><text:user-field-get style:data-style-name="N0" text:name="PrinbeeVersion">1.01</text:user-field-ge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08:05:52.845618223</meta:creation-date>
    <dc:date>2024-02-03T17:55:13.607725817</dc:date>
    <meta:editing-duration>P26DT2H23M12S</meta:editing-duration>
    <meta:editing-cycles>72</meta:editing-cycles>
    <meta:generator>LibreOffice/7.3.7.2$Linux_X86_64 LibreOffice_project/30$Build-2</meta:generator>
    <meta:document-statistic meta:table-count="0" meta:image-count="0" meta:object-count="3" meta:page-count="15" meta:paragraph-count="252" meta:word-count="5608" meta:character-count="30780" meta:non-whitespace-character-count="25472"/>
  </office:meta>
</office:document-meta>
</file>

<file path=Object 2/content.xml><?xml version="1.0" encoding="utf-8"?>
<math xmlns="http://www.w3.org/1998/Math/MathML" display="block">
  <semantics>
    <mfrac>
      <mrow>
        <mi>N</mi>
        <mo stretchy="false">+</mo>
        <mn>1</mn>
      </mrow>
      <mn>2</mn>
    </mfrac>
    <annotation encoding="StarMath 5.0">frac { N + 1 } {2} </annotation>
  </semantics>
</math>
</file>

<file path=Object 3/content.xml><?xml version="1.0" encoding="utf-8"?>
<math xmlns="http://www.w3.org/1998/Math/MathML" display="block">
  <semantics>
    <mfrac>
      <mi>S</mi>
      <mi>N</mi>
    </mfrac>
    <annotation encoding="StarMath 5.0">{S} over {N} </annotation>
  </semantics>
</math>
</file>